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309in" style:rel-column-width="12817*"/>
    </style:style>
    <style:style style:name="Table19.B" style:family="table-column">
      <style:table-column-properties style:column-width="5.384in" style:rel-column-width="52718*"/>
    </style:style>
    <style:style style:name="Table19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Table_20_Contents">
      <style:text-properties style:font-name="Liberation Mono" fo:font-size="12pt" fo:language="en" fo:country="US" officeooo:rsid="01d2ede9" officeooo:paragraph-rsid="01d2ede9" style:font-name-asian="Noto Sans Mono CJK SC" style:font-size-asian="12pt" style:font-name-complex="Liberation Mono" style:font-size-complex="12pt"/>
    </style:style>
    <style:style style:name="P16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d2ede9" officeooo:paragraph-rsid="01d2ede9" style:font-size-asian="12pt"/>
    </style:style>
    <style:style style:name="P16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9" style:family="paragraph" style:parent-style-name="Text_20_body">
      <style:text-properties fo:language="en" fo:country="US" officeooo:rsid="00111d64" officeooo:paragraph-rsid="00da43c5"/>
    </style:style>
    <style:style style:name="P170" style:family="paragraph" style:parent-style-name="Text_20_body">
      <style:text-properties fo:language="en" fo:country="US" officeooo:rsid="0012df60" officeooo:paragraph-rsid="00da43c5"/>
    </style:style>
    <style:style style:name="P17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2" style:family="paragraph" style:parent-style-name="Text_20_body">
      <style:text-properties fo:language="en" fo:country="US" officeooo:rsid="00e165b0" officeooo:paragraph-rsid="00e165b0"/>
    </style:style>
    <style:style style:name="P173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4" style:family="paragraph" style:parent-style-name="Preformatted_20_Text">
      <style:text-properties fo:language="en" fo:country="US" officeooo:paragraph-rsid="01d6c162"/>
    </style:style>
    <style:style style:name="P175" style:family="paragraph" style:parent-style-name="Preformatted_20_Text">
      <style:text-properties officeooo:rsid="01d6c162" officeooo:paragraph-rsid="01d6c162"/>
    </style:style>
    <style:style style:name="P176" style:family="paragraph" style:parent-style-name="Table_20_Contents">
      <style:text-properties fo:language="en" fo:country="US" fo:font-style="italic" officeooo:rsid="005aaa3b" officeooo:paragraph-rsid="01d6c162" style:font-style-asian="italic" style:font-style-complex="italic"/>
    </style:style>
    <style:style style:name="P177" style:family="paragraph" style:parent-style-name="Preformatted_20_Text">
      <style:text-properties officeooo:paragraph-rsid="01d6c162"/>
    </style:style>
    <style:style style:name="P178" style:family="paragraph" style:parent-style-name="Table_20_Contents">
      <style:text-properties fo:language="en" fo:country="US" officeooo:rsid="005b882f" officeooo:paragraph-rsid="01d6c162"/>
    </style:style>
    <style:style style:name="P179" style:family="paragraph" style:parent-style-name="Table_20_Contents">
      <style:text-properties fo:language="en" fo:country="US" officeooo:rsid="005b882f" officeooo:paragraph-rsid="01dc34fe"/>
    </style:style>
    <style:style style:name="P180" style:family="paragraph" style:parent-style-name="Preformatted_20_Text">
      <style:text-properties officeooo:rsid="01d6eea1" officeooo:paragraph-rsid="01d6eea1"/>
    </style:style>
    <style:style style:name="P181" style:family="paragraph" style:parent-style-name="Table_20_Contents">
      <style:text-properties fo:language="en" fo:country="US" officeooo:rsid="005b882f" officeooo:paragraph-rsid="01d9272f"/>
    </style:style>
    <style:style style:name="P182" style:family="paragraph" style:parent-style-name="Standard">
      <style:text-properties fo:language="en" fo:country="US" officeooo:paragraph-rsid="01d6c162"/>
    </style:style>
    <style:style style:name="P183" style:family="paragraph" style:parent-style-name="Heading_20_3">
      <style:text-properties fo:language="en" fo:country="US" officeooo:paragraph-rsid="00dcddc3"/>
    </style:style>
    <style:style style:name="P184" style:family="paragraph" style:parent-style-name="Text_20_body">
      <style:text-properties fo:language="en" fo:country="US" officeooo:rsid="00856c8a" officeooo:paragraph-rsid="00dcddc3"/>
    </style:style>
    <style:style style:name="P185" style:family="paragraph" style:parent-style-name="Preformatted_20_Text">
      <style:text-properties fo:language="en" fo:country="US" officeooo:paragraph-rsid="00dcddc3"/>
    </style:style>
    <style:style style:name="P186" style:family="paragraph" style:parent-style-name="Text_20_body">
      <style:text-properties fo:language="en" fo:country="US" officeooo:rsid="005aaa3b" officeooo:paragraph-rsid="00dcddc3"/>
    </style:style>
    <style:style style:name="P187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88" style:family="paragraph" style:parent-style-name="Table_20_Contents">
      <style:text-properties fo:language="en" fo:country="US" officeooo:rsid="005b882f" officeooo:paragraph-rsid="00dcddc3"/>
    </style:style>
    <style:style style:name="P189" style:family="paragraph" style:parent-style-name="Standard">
      <style:text-properties fo:language="en" fo:country="US" officeooo:rsid="005aaa3b" officeooo:paragraph-rsid="00dcddc3"/>
    </style:style>
    <style:style style:name="P190" style:family="paragraph" style:parent-style-name="Standard">
      <style:text-properties fo:language="en" fo:country="US" officeooo:rsid="005b882f" officeooo:paragraph-rsid="00dcddc3"/>
    </style:style>
    <style:style style:name="P191" style:family="paragraph" style:parent-style-name="Preformatted_20_Text">
      <style:text-properties fo:language="en" fo:country="US" officeooo:rsid="00856c8a" officeooo:paragraph-rsid="00dcddc3"/>
    </style:style>
    <style:style style:name="P192" style:family="paragraph" style:parent-style-name="Heading_20_3">
      <style:text-properties officeooo:paragraph-rsid="00dbee42"/>
    </style:style>
    <style:style style:name="P193" style:family="paragraph" style:parent-style-name="Heading_20_4">
      <style:text-properties fo:language="en" fo:country="US" officeooo:paragraph-rsid="00dbee42"/>
    </style:style>
    <style:style style:name="P194" style:family="paragraph" style:parent-style-name="Table">
      <style:paragraph-properties fo:keep-with-next="always"/>
      <style:text-properties fo:language="en" fo:country="US" officeooo:paragraph-rsid="00dbee42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97" style:family="paragraph" style:parent-style-name="Table_20_Contents">
      <style:text-properties fo:language="en" fo:country="US" officeooo:rsid="0023b678" officeooo:paragraph-rsid="00dbee42"/>
    </style:style>
    <style:style style:name="P198" style:family="paragraph" style:parent-style-name="Table_20_Contents">
      <style:text-properties fo:language="en" fo:country="US" officeooo:rsid="0036ab61" officeooo:paragraph-rsid="00dbee42"/>
    </style:style>
    <style:style style:name="P199" style:family="paragraph" style:parent-style-name="Table_20_Contents">
      <style:text-properties fo:language="en" fo:country="US" officeooo:rsid="012a7516" officeooo:paragraph-rsid="012a7516"/>
    </style:style>
    <style:style style:name="P200" style:family="paragraph" style:parent-style-name="Table_20_Contents">
      <style:text-properties fo:language="en" fo:country="US" officeooo:rsid="012c2a7d" officeooo:paragraph-rsid="012c2a7d"/>
    </style:style>
    <style:style style:name="P201" style:family="paragraph" style:parent-style-name="Table_20_Contents">
      <style:text-properties fo:language="en" fo:country="US" officeooo:rsid="008919a5" officeooo:paragraph-rsid="00dbee42"/>
    </style:style>
    <style:style style:name="P202" style:family="paragraph" style:parent-style-name="Table_20_Contents">
      <style:text-properties officeooo:paragraph-rsid="00dbee42"/>
    </style:style>
    <style:style style:name="P203" style:family="paragraph" style:parent-style-name="Table_20_Contents">
      <style:text-properties fo:language="en" fo:country="US" officeooo:rsid="010a3260" officeooo:paragraph-rsid="010a3260"/>
    </style:style>
    <style:style style:name="P204" style:family="paragraph" style:parent-style-name="Table_20_Contents">
      <style:text-properties fo:language="en" fo:country="US" officeooo:rsid="0039301b" officeooo:paragraph-rsid="010b6a44"/>
    </style:style>
    <style:style style:name="P205" style:family="paragraph" style:parent-style-name="Table_20_Contents">
      <style:text-properties fo:language="en" fo:country="US" officeooo:rsid="010594eb" officeooo:paragraph-rsid="010594eb"/>
    </style:style>
    <style:style style:name="P206" style:family="paragraph" style:parent-style-name="Table_20_Contents">
      <style:text-properties fo:language="en" fo:country="US" officeooo:rsid="0138fd27" officeooo:paragraph-rsid="0138fd27"/>
    </style:style>
    <style:style style:name="P207" style:family="paragraph" style:parent-style-name="Table_20_Contents">
      <style:text-properties fo:language="en" fo:country="US" officeooo:rsid="0105afce" officeooo:paragraph-rsid="0105afce"/>
    </style:style>
    <style:style style:name="P208" style:family="paragraph" style:parent-style-name="Preformatted_20_Text">
      <style:text-properties fo:color="#c9211e" loext:opacity="100%" officeooo:paragraph-rsid="00dbee42"/>
    </style:style>
    <style:style style:name="P209" style:family="paragraph" style:parent-style-name="Preformatted_20_Text">
      <style:text-properties officeooo:rsid="01d3a01f" officeooo:paragraph-rsid="01d3a01f"/>
    </style:style>
    <style:style style:name="P210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211" style:family="paragraph" style:parent-style-name="Table_20_Contents">
      <style:text-properties fo:language="en" fo:country="US" officeooo:rsid="0039301b" officeooo:paragraph-rsid="00dbee42"/>
    </style:style>
    <style:style style:name="P212" style:family="paragraph" style:parent-style-name="Text_20_body">
      <style:text-properties fo:language="en" fo:country="US" officeooo:rsid="0023b678" officeooo:paragraph-rsid="00dbee42"/>
    </style:style>
    <style:style style:name="P213" style:family="paragraph" style:parent-style-name="Text_20_body">
      <style:text-properties fo:language="en" fo:country="US" officeooo:rsid="00393baf" officeooo:paragraph-rsid="00dbee42"/>
    </style:style>
    <style:style style:name="P21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15" style:family="paragraph" style:parent-style-name="Standard">
      <style:text-properties fo:language="en" fo:country="US" officeooo:paragraph-rsid="0105afce"/>
    </style:style>
    <style:style style:name="P216" style:family="paragraph" style:parent-style-name="Text_20_body">
      <style:text-properties officeooo:rsid="00eb6db3" officeooo:paragraph-rsid="00eb6db3"/>
    </style:style>
    <style:style style:name="P217" style:family="paragraph" style:parent-style-name="Table_20_Contents">
      <style:text-properties officeooo:rsid="01616ca1" officeooo:paragraph-rsid="01616ca1"/>
    </style:style>
    <style:style style:name="P218" style:family="paragraph" style:parent-style-name="Table_20_Contents">
      <style:text-properties officeooo:rsid="00eb6db3" officeooo:paragraph-rsid="00eb6db3"/>
    </style:style>
    <style:style style:name="P219" style:family="paragraph" style:parent-style-name="Table_20_Contents">
      <style:text-properties officeooo:rsid="01d6a7e8" officeooo:paragraph-rsid="01d6a7e8"/>
    </style:style>
    <style:style style:name="P220" style:family="paragraph" style:parent-style-name="Text_20_body">
      <style:text-properties officeooo:rsid="01616ca1" officeooo:paragraph-rsid="01616ca1"/>
    </style:style>
    <style:style style:name="P221" style:family="paragraph" style:parent-style-name="Preformatted_20_Text">
      <style:text-properties officeooo:paragraph-rsid="0161f237"/>
    </style:style>
    <style:style style:name="P222" style:family="paragraph" style:parent-style-name="Table_20_Contents">
      <style:text-properties officeooo:rsid="00ed7151" officeooo:paragraph-rsid="00ed7151"/>
    </style:style>
    <style:style style:name="P223" style:family="paragraph" style:parent-style-name="Table_20_Contents">
      <style:text-properties officeooo:rsid="00ebf85c" officeooo:paragraph-rsid="00ebf85c"/>
    </style:style>
    <style:style style:name="P224" style:family="paragraph" style:parent-style-name="Table_20_Contents">
      <style:text-properties officeooo:rsid="01c6e824" officeooo:paragraph-rsid="01c6e824"/>
    </style:style>
    <style:style style:name="P225" style:family="paragraph" style:parent-style-name="Table_20_Contents">
      <style:text-properties officeooo:rsid="00ed7151" officeooo:paragraph-rsid="00ff3863"/>
    </style:style>
    <style:style style:name="P226" style:family="paragraph" style:parent-style-name="Text_20_body">
      <style:text-properties officeooo:rsid="00f7bebb" officeooo:paragraph-rsid="00f7bebb"/>
    </style:style>
    <style:style style:name="P227" style:family="paragraph" style:parent-style-name="Table_20_Contents">
      <style:text-properties officeooo:rsid="00f7bebb" officeooo:paragraph-rsid="00ff3863"/>
    </style:style>
    <style:style style:name="P228" style:family="paragraph" style:parent-style-name="Table_20_Contents">
      <style:text-properties officeooo:rsid="00f7bebb" officeooo:paragraph-rsid="00f7bebb"/>
    </style:style>
    <style:style style:name="P229" style:family="paragraph" style:parent-style-name="Text_20_body">
      <style:text-properties officeooo:rsid="01c6e824" officeooo:paragraph-rsid="01c6e824"/>
    </style:style>
    <style:style style:name="P230" style:family="paragraph" style:parent-style-name="Table_20_Contents">
      <style:text-properties officeooo:rsid="01c6e824" officeooo:paragraph-rsid="01c7ff50"/>
    </style:style>
    <style:style style:name="P231" style:family="paragraph" style:parent-style-name="Table_20_Contents">
      <style:text-properties officeooo:rsid="01c7ff50" officeooo:paragraph-rsid="01c7ff50"/>
    </style:style>
    <style:style style:name="P232" style:family="paragraph" style:parent-style-name="Text_20_body">
      <style:text-properties officeooo:rsid="00ee7db7" officeooo:paragraph-rsid="00ee7db7"/>
    </style:style>
    <style:style style:name="P23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3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3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3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37" style:family="paragraph" style:parent-style-name="Text_20_body">
      <style:text-properties officeooo:paragraph-rsid="00ffdafb"/>
    </style:style>
    <style:style style:name="P238" style:family="paragraph" style:parent-style-name="Text_20_body">
      <style:text-properties officeooo:rsid="018208b1" officeooo:paragraph-rsid="018208b1"/>
    </style:style>
    <style:style style:name="P239" style:family="paragraph" style:parent-style-name="Text_20_body">
      <style:text-properties officeooo:rsid="018208b1" officeooo:paragraph-rsid="0182afaf"/>
    </style:style>
    <style:style style:name="P240" style:family="paragraph" style:parent-style-name="Preformatted_20_Text">
      <style:text-properties officeooo:rsid="0182afaf" officeooo:paragraph-rsid="0182afaf"/>
    </style:style>
    <style:style style:name="P241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42" style:family="paragraph" style:parent-style-name="Table_20_Contents">
      <style:text-properties fo:language="en" fo:country="US" officeooo:rsid="0182afaf" officeooo:paragraph-rsid="0182afaf"/>
    </style:style>
    <style:style style:name="P243" style:family="paragraph" style:parent-style-name="Table_20_Contents">
      <style:text-properties fo:language="en" fo:country="US" officeooo:rsid="01949da0" officeooo:paragraph-rsid="01949da0"/>
    </style:style>
    <style:style style:name="P244" style:family="paragraph" style:parent-style-name="Text_20_body">
      <style:text-properties officeooo:rsid="0184a020" officeooo:paragraph-rsid="0184a020"/>
    </style:style>
    <style:style style:name="P245" style:family="paragraph" style:parent-style-name="Preformatted_20_Text">
      <style:text-properties officeooo:rsid="0186c4ff" officeooo:paragraph-rsid="0186c4ff"/>
    </style:style>
    <style:style style:name="P246" style:family="paragraph" style:parent-style-name="Preformatted_20_Text">
      <style:text-properties officeooo:rsid="0182afaf" officeooo:paragraph-rsid="00da43c5"/>
    </style:style>
    <style:style style:name="P247" style:family="paragraph" style:parent-style-name="Text_20_body">
      <style:text-properties officeooo:rsid="01209950" officeooo:paragraph-rsid="01209950"/>
    </style:style>
    <style:style style:name="P248" style:family="paragraph" style:parent-style-name="Heading_20_3">
      <style:text-properties fo:language="en" fo:country="US" officeooo:rsid="005f6c14" officeooo:paragraph-rsid="00da43c5"/>
    </style:style>
    <style:style style:name="P249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50" style:family="paragraph" style:parent-style-name="Table_20_Contents">
      <style:text-properties fo:language="en" fo:country="US" officeooo:rsid="005f6c14" officeooo:paragraph-rsid="00da43c5"/>
    </style:style>
    <style:style style:name="P251" style:family="paragraph" style:parent-style-name="Table_20_Contents">
      <style:text-properties fo:language="en" fo:country="US" officeooo:rsid="006114db" officeooo:paragraph-rsid="00da43c5"/>
    </style:style>
    <style:style style:name="P252" style:family="paragraph" style:parent-style-name="Table_20_Contents">
      <style:text-properties fo:language="en" fo:country="US" officeooo:rsid="0066539f" officeooo:paragraph-rsid="00da43c5"/>
    </style:style>
    <style:style style:name="P253" style:family="paragraph" style:parent-style-name="Text_20_body">
      <style:text-properties fo:language="en" fo:country="US" officeooo:rsid="00681f22" officeooo:paragraph-rsid="00da43c5"/>
    </style:style>
    <style:style style:name="P254" style:family="paragraph" style:parent-style-name="Text_20_body">
      <style:text-properties officeooo:rsid="01038a76" officeooo:paragraph-rsid="01038a76"/>
    </style:style>
    <style:style style:name="P255" style:family="paragraph" style:parent-style-name="Table_20_Contents">
      <style:text-properties officeooo:rsid="01038a76" officeooo:paragraph-rsid="01038a76"/>
    </style:style>
    <style:style style:name="P256" style:family="paragraph" style:parent-style-name="Table_20_Contents">
      <style:text-properties officeooo:rsid="01473563" officeooo:paragraph-rsid="01473563"/>
    </style:style>
    <style:style style:name="P257" style:family="paragraph" style:parent-style-name="Text_20_body">
      <style:text-properties officeooo:rsid="01245c2e" officeooo:paragraph-rsid="01245c2e"/>
    </style:style>
    <style:style style:name="P258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59" style:family="paragraph" style:parent-style-name="Table_20_Contents">
      <style:text-properties fo:language="en" fo:country="US" officeooo:rsid="002f5b1c" officeooo:paragraph-rsid="006a3cc2"/>
    </style:style>
    <style:style style:name="P260" style:family="paragraph" style:parent-style-name="Table_20_Contents">
      <style:text-properties fo:language="en" fo:country="US" officeooo:rsid="00311f46" officeooo:paragraph-rsid="006a3cc2"/>
    </style:style>
    <style:style style:name="P261" style:family="paragraph" style:parent-style-name="Text_20_body">
      <style:text-properties fo:language="en" fo:country="US" officeooo:paragraph-rsid="006a3cc2"/>
    </style:style>
    <style:style style:name="P262" style:family="paragraph" style:parent-style-name="Heading_20_3">
      <style:text-properties officeooo:paragraph-rsid="00de2e37"/>
    </style:style>
    <style:style style:name="P263" style:family="paragraph" style:parent-style-name="Text_20_body">
      <style:text-properties officeooo:rsid="00945df3" officeooo:paragraph-rsid="00de2e37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7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68" style:family="paragraph" style:parent-style-name="Preformatted_20_Text">
      <style:text-properties officeooo:paragraph-rsid="00de2e37"/>
    </style:style>
    <style:style style:name="P269" style:family="paragraph" style:parent-style-name="Text_20_body">
      <style:text-properties fo:language="en" fo:country="US" officeooo:rsid="00c5fda6" officeooo:paragraph-rsid="00c5fda6"/>
    </style:style>
    <style:style style:name="P270" style:family="paragraph" style:parent-style-name="Text_20_body">
      <style:text-properties fo:language="en" fo:country="US" officeooo:rsid="01900a27" officeooo:paragraph-rsid="01900a27"/>
    </style:style>
    <style:style style:name="P271" style:family="paragraph" style:parent-style-name="Text_20_body">
      <style:text-properties fo:language="en" fo:country="US" officeooo:rsid="0192abd1" officeooo:paragraph-rsid="0192abd1"/>
    </style:style>
    <style:style style:name="P272" style:family="paragraph" style:parent-style-name="Heading_20_3">
      <style:paragraph-properties fo:keep-with-next="always"/>
    </style:style>
    <style:style style:name="P273" style:family="paragraph" style:parent-style-name="Text_20_body">
      <style:text-properties officeooo:rsid="01c92422" officeooo:paragraph-rsid="01c92422"/>
    </style:style>
    <style:style style:name="P274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75" style:family="paragraph" style:parent-style-name="Text_20_body">
      <style:text-properties officeooo:rsid="01ccf3cc" officeooo:paragraph-rsid="01ccf3cc"/>
    </style:style>
    <style:style style:name="P276" style:family="paragraph" style:parent-style-name="Standard">
      <style:text-properties style:font-name="FreeMono" fo:font-size="10pt" style:font-size-asian="10pt" style:font-size-complex="10pt"/>
    </style:style>
    <style:style style:name="P277" style:family="paragraph" style:parent-style-name="Standard">
      <style:text-properties officeooo:rsid="01ccf3cc" officeooo:paragraph-rsid="01ccf3cc"/>
    </style:style>
    <style:style style:name="P278" style:family="paragraph" style:parent-style-name="Table_20_Contents">
      <style:text-properties fo:language="en" fo:country="US" officeooo:rsid="0021de7b" officeooo:paragraph-rsid="0021de7b"/>
    </style:style>
    <style:style style:name="P279" style:family="paragraph" style:parent-style-name="Table_20_Contents">
      <style:text-properties fo:language="en" fo:country="US" officeooo:rsid="00295e4f" officeooo:paragraph-rsid="00295e4f"/>
    </style:style>
    <style:style style:name="P280" style:family="paragraph" style:parent-style-name="Standard">
      <style:text-properties fo:language="en" fo:country="US" officeooo:rsid="00295e4f" officeooo:paragraph-rsid="00295e4f"/>
    </style:style>
    <style:style style:name="P281" style:family="paragraph" style:parent-style-name="Table_20_Contents">
      <style:text-properties fo:language="en" fo:country="US" officeooo:rsid="018cc5a5" officeooo:paragraph-rsid="018cc5a5"/>
    </style:style>
    <style:style style:name="P282" style:family="paragraph" style:parent-style-name="Table_20_Contents">
      <style:text-properties fo:language="en" fo:country="US" officeooo:rsid="007551de" officeooo:paragraph-rsid="007551de"/>
    </style:style>
    <style:style style:name="P283" style:family="paragraph" style:parent-style-name="Table_20_Contents">
      <style:text-properties fo:language="en" fo:country="US" officeooo:rsid="006458db" officeooo:paragraph-rsid="006458db"/>
    </style:style>
    <style:style style:name="P284" style:family="paragraph" style:parent-style-name="Table_20_Contents">
      <style:text-properties fo:language="en" fo:country="US" officeooo:rsid="006458db" officeooo:paragraph-rsid="001d2674"/>
    </style:style>
    <style:style style:name="P285" style:family="paragraph" style:parent-style-name="Table_20_Contents">
      <style:text-properties fo:language="en" fo:country="US" officeooo:rsid="018c0a07" officeooo:paragraph-rsid="018c0a07"/>
    </style:style>
    <style:style style:name="P286" style:family="paragraph" style:parent-style-name="Table_20_Contents">
      <style:text-properties fo:language="en" fo:country="US" officeooo:rsid="00209c3d" officeooo:paragraph-rsid="00209c3d"/>
    </style:style>
    <style:style style:name="P287" style:family="paragraph" style:parent-style-name="Table_20_Contents">
      <style:text-properties fo:language="en" fo:country="US" officeooo:rsid="0023e3e0" officeooo:paragraph-rsid="0023e3e0"/>
    </style:style>
    <style:style style:name="P288" style:family="paragraph" style:parent-style-name="Standard">
      <style:text-properties fo:language="en" fo:country="US" officeooo:rsid="0023e3e0" officeooo:paragraph-rsid="0023e3e0"/>
    </style:style>
    <style:style style:name="P289" style:family="paragraph" style:parent-style-name="Table_20_Contents">
      <style:text-properties fo:language="en" fo:country="US" officeooo:rsid="0070eca2" officeooo:paragraph-rsid="0070eca2"/>
    </style:style>
    <style:style style:name="P290" style:family="paragraph" style:parent-style-name="Table_20_Contents">
      <style:text-properties fo:language="en" fo:country="US" officeooo:rsid="00a73e3e" officeooo:paragraph-rsid="00a73e3e"/>
    </style:style>
    <style:style style:name="P291" style:family="paragraph" style:parent-style-name="Table_20_Contents">
      <style:text-properties fo:language="en" fo:country="US" officeooo:rsid="0070eca2" officeooo:paragraph-rsid="01225476"/>
    </style:style>
    <style:style style:name="P292" style:family="paragraph" style:parent-style-name="Table_20_Contents">
      <style:text-properties fo:language="en" fo:country="US" officeooo:rsid="0023b678" officeooo:paragraph-rsid="0023b678"/>
    </style:style>
    <style:style style:name="P293" style:family="paragraph" style:parent-style-name="Standard">
      <style:text-properties fo:language="en" fo:country="US" officeooo:paragraph-rsid="0023e3e0"/>
    </style:style>
    <style:style style:name="P294" style:family="paragraph" style:parent-style-name="Table_20_Contents">
      <style:text-properties fo:language="en" fo:country="US" officeooo:rsid="0036e2b2" officeooo:paragraph-rsid="0036e2b2"/>
    </style:style>
    <style:style style:name="P295" style:family="paragraph" style:parent-style-name="Standard">
      <style:text-properties fo:language="en" fo:country="US" officeooo:rsid="0036e2b2" officeooo:paragraph-rsid="01209950"/>
    </style:style>
    <style:style style:name="P296" style:family="paragraph" style:parent-style-name="Standard">
      <style:text-properties fo:language="en" fo:country="US" officeooo:rsid="00a3c00a" officeooo:paragraph-rsid="01209950"/>
    </style:style>
    <style:style style:name="P297" style:family="paragraph" style:parent-style-name="Table_20_Contents">
      <style:text-properties fo:language="en" fo:country="US" officeooo:rsid="00a3c00a" officeooo:paragraph-rsid="00a3c00a"/>
    </style:style>
    <style:style style:name="P298" style:family="paragraph" style:parent-style-name="Table_20_Contents">
      <style:text-properties fo:language="en" fo:country="US" officeooo:rsid="001d2674" officeooo:paragraph-rsid="001d2674"/>
    </style:style>
    <style:style style:name="P299" style:family="paragraph" style:parent-style-name="Table_20_Contents">
      <style:text-properties fo:language="en" fo:country="US" officeooo:rsid="001fd9ef" officeooo:paragraph-rsid="001fd9ef"/>
    </style:style>
    <style:style style:name="P300" style:family="paragraph" style:parent-style-name="Table_20_Contents">
      <style:text-properties fo:language="en" fo:country="US" officeooo:rsid="008aec35" officeooo:paragraph-rsid="008aec35"/>
    </style:style>
    <style:style style:name="P301" style:family="paragraph" style:parent-style-name="Table_20_Contents">
      <style:text-properties fo:language="en" fo:country="US" officeooo:rsid="008aec35" officeooo:paragraph-rsid="008cc140"/>
    </style:style>
    <style:style style:name="P302" style:family="paragraph" style:parent-style-name="Table_20_Contents">
      <style:text-properties fo:language="en" fo:country="US" officeooo:rsid="008c915f" officeooo:paragraph-rsid="008cc140"/>
    </style:style>
    <style:style style:name="P303" style:family="paragraph" style:parent-style-name="Text_20_body">
      <style:text-properties fo:language="en" fo:country="US"/>
    </style:style>
    <style:style style:name="P304" style:family="paragraph" style:parent-style-name="Text_20_body">
      <style:text-properties fo:language="en" fo:country="US" officeooo:rsid="013b7c01" officeooo:paragraph-rsid="013b7c01"/>
    </style:style>
    <style:style style:name="P305" style:family="paragraph" style:parent-style-name="Text_20_body">
      <style:text-properties fo:language="en" fo:country="US" officeooo:rsid="0178d29b" officeooo:paragraph-rsid="0178d29b"/>
    </style:style>
    <style:style style:name="P306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8e8829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officeooo:rsid="005508fc"/>
    </style:style>
    <style:style style:name="T5" style:family="text">
      <style:text-properties officeooo:rsid="0036ab61"/>
    </style:style>
    <style:style style:name="T6" style:family="text">
      <style:text-properties officeooo:rsid="0035c9c1"/>
    </style:style>
    <style:style style:name="T7" style:family="text">
      <style:text-properties officeooo:rsid="00784fc9"/>
    </style:style>
    <style:style style:name="T8" style:family="text">
      <style:text-properties officeooo:rsid="00b57be4"/>
    </style:style>
    <style:style style:name="T9" style:family="text">
      <style:text-properties officeooo:rsid="0196847e"/>
    </style:style>
    <style:style style:name="T10" style:family="text">
      <style:text-properties officeooo:rsid="007abe56"/>
    </style:style>
    <style:style style:name="T11" style:family="text">
      <style:text-properties officeooo:rsid="0079b35e"/>
    </style:style>
    <style:style style:name="T12" style:family="text">
      <style:text-properties officeooo:rsid="0034b60f"/>
    </style:style>
    <style:style style:name="T13" style:family="text">
      <style:text-properties officeooo:rsid="0054eeb8"/>
    </style:style>
    <style:style style:name="T14" style:family="text">
      <style:text-properties officeooo:rsid="007c65e6"/>
    </style:style>
    <style:style style:name="T15" style:family="text">
      <style:text-properties officeooo:rsid="0051a86d"/>
    </style:style>
    <style:style style:name="T16" style:family="text">
      <style:text-properties officeooo:rsid="00537ef4"/>
    </style:style>
    <style:style style:name="T17" style:family="text">
      <style:text-properties officeooo:rsid="003f5c74"/>
    </style:style>
    <style:style style:name="T18" style:family="text">
      <style:text-properties officeooo:rsid="01ad70ca"/>
    </style:style>
    <style:style style:name="T19" style:family="text">
      <style:text-properties officeooo:rsid="01af8c88"/>
    </style:style>
    <style:style style:name="T20" style:family="text">
      <style:text-properties officeooo:rsid="01b151d0"/>
    </style:style>
    <style:style style:name="T21" style:family="text">
      <style:text-properties officeooo:rsid="00bbdc3a"/>
    </style:style>
    <style:style style:name="T22" style:family="text">
      <style:text-properties officeooo:rsid="009f4052"/>
    </style:style>
    <style:style style:name="T23" style:family="text">
      <style:text-properties officeooo:rsid="006b5f13"/>
    </style:style>
    <style:style style:name="T24" style:family="text">
      <style:text-properties officeooo:rsid="00b65565"/>
    </style:style>
    <style:style style:name="T25" style:family="text">
      <style:text-properties officeooo:rsid="0056fc1b"/>
    </style:style>
    <style:style style:name="T26" style:family="text">
      <style:text-properties officeooo:rsid="004f51e4"/>
    </style:style>
    <style:style style:name="T27" style:family="text">
      <style:text-properties officeooo:rsid="00d511b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408385"/>
    </style:style>
    <style:style style:name="T30" style:family="text">
      <style:text-properties officeooo:rsid="00d6e022"/>
    </style:style>
    <style:style style:name="T31" style:family="text">
      <style:text-properties officeooo:rsid="017ca336"/>
    </style:style>
    <style:style style:name="T32" style:family="text">
      <style:text-properties officeooo:rsid="00409e50"/>
    </style:style>
    <style:style style:name="T33" style:family="text">
      <style:text-properties officeooo:rsid="007e1895"/>
    </style:style>
    <style:style style:name="T34" style:family="text">
      <style:text-properties officeooo:rsid="007f5e52"/>
    </style:style>
    <style:style style:name="T35" style:family="text">
      <style:text-properties officeooo:rsid="019ba98d"/>
    </style:style>
    <style:style style:name="T36" style:family="text">
      <style:text-properties officeooo:rsid="00d892e2"/>
    </style:style>
    <style:style style:name="T37" style:family="text">
      <style:text-properties officeooo:rsid="019c322d"/>
    </style:style>
    <style:style style:name="T38" style:family="text">
      <style:text-properties officeooo:rsid="019d547e"/>
    </style:style>
    <style:style style:name="T39" style:family="text">
      <style:text-properties officeooo:rsid="00bd85c7"/>
    </style:style>
    <style:style style:name="T40" style:family="text">
      <style:text-properties officeooo:rsid="009d7400"/>
    </style:style>
    <style:style style:name="T41" style:family="text">
      <style:text-properties officeooo:rsid="0046c469"/>
    </style:style>
    <style:style style:name="T42" style:family="text">
      <style:text-properties officeooo:rsid="019f50e9"/>
    </style:style>
    <style:style style:name="T43" style:family="text">
      <style:text-properties officeooo:rsid="00b84cb9"/>
    </style:style>
    <style:style style:name="T44" style:family="text">
      <style:text-properties officeooo:rsid="0044d7e4"/>
    </style:style>
    <style:style style:name="T45" style:family="text">
      <style:text-properties officeooo:rsid="009b9173"/>
    </style:style>
    <style:style style:name="T46" style:family="text">
      <style:text-properties officeooo:rsid="00a82b06"/>
    </style:style>
    <style:style style:name="T47" style:family="text">
      <style:text-properties officeooo:rsid="00b9972f"/>
    </style:style>
    <style:style style:name="T48" style:family="text">
      <style:text-properties officeooo:rsid="00d20d43"/>
    </style:style>
    <style:style style:name="T49" style:family="text">
      <style:text-properties style:font-name="Monospace" fo:font-size="12pt" style:font-size-asian="12pt"/>
    </style:style>
    <style:style style:name="T50" style:family="text">
      <style:text-properties fo:color="#000000" loext:opacity="100%" style:font-name="Monospace" fo:font-size="12pt" style:font-size-asian="12pt"/>
    </style:style>
    <style:style style:name="T51" style:family="text">
      <style:text-properties fo:color="#7f0055" loext:opacity="100%" style:font-name="Monospace" fo:font-size="12pt" fo:font-weight="bold" style:font-size-asian="12pt" style:font-weight-asian="bold"/>
    </style:style>
    <style:style style:name="T52" style:family="text">
      <style:text-properties officeooo:rsid="00209c3d"/>
    </style:style>
    <style:style style:name="T53" style:family="text">
      <style:text-properties officeooo:rsid="0058c180"/>
    </style:style>
    <style:style style:name="T54" style:family="text">
      <style:text-properties officeooo:rsid="003dc11d"/>
    </style:style>
    <style:style style:name="T55" style:family="text">
      <style:text-properties officeooo:rsid="001b1cd4"/>
    </style:style>
    <style:style style:name="T56" style:family="text">
      <style:text-properties officeooo:rsid="01a08dde"/>
    </style:style>
    <style:style style:name="T57" style:family="text">
      <style:text-properties officeooo:rsid="01421f91"/>
    </style:style>
    <style:style style:name="T58" style:family="text">
      <style:text-properties officeooo:rsid="01a1db90"/>
    </style:style>
    <style:style style:name="T59" style:family="text">
      <style:text-properties officeooo:rsid="001e59c8"/>
    </style:style>
    <style:style style:name="T60" style:family="text">
      <style:text-properties officeooo:rsid="001fd9ef"/>
    </style:style>
    <style:style style:name="T61" style:family="text">
      <style:text-properties officeooo:rsid="00dbee42"/>
    </style:style>
    <style:style style:name="T62" style:family="text">
      <style:text-properties officeooo:rsid="007fa2c1"/>
    </style:style>
    <style:style style:name="T63" style:family="text">
      <style:text-properties officeooo:rsid="004cdd89"/>
    </style:style>
    <style:style style:name="T64" style:family="text">
      <style:text-properties officeooo:rsid="006ee919"/>
    </style:style>
    <style:style style:name="T65" style:family="text">
      <style:text-properties officeooo:rsid="004c60db"/>
    </style:style>
    <style:style style:name="T66" style:family="text">
      <style:text-properties officeooo:rsid="0098e792"/>
    </style:style>
    <style:style style:name="T67" style:family="text">
      <style:text-properties officeooo:rsid="017d1cbd"/>
    </style:style>
    <style:style style:name="T68" style:family="text">
      <style:text-properties officeooo:rsid="004cae2a"/>
    </style:style>
    <style:style style:name="T69" style:family="text">
      <style:text-properties officeooo:rsid="01427281"/>
    </style:style>
    <style:style style:name="T70" style:family="text">
      <style:text-properties officeooo:rsid="0099c446"/>
    </style:style>
    <style:style style:name="T71" style:family="text">
      <style:text-properties officeooo:rsid="01a3cc09"/>
    </style:style>
    <style:style style:name="T72" style:family="text">
      <style:text-properties officeooo:rsid="0142c6e4"/>
    </style:style>
    <style:style style:name="T73" style:family="text">
      <style:text-properties fo:color="#000000" loext:opacity="100%" style:font-name="Monospace" fo:font-size="12pt" officeooo:rsid="00a29e78" style:font-size-asian="12pt"/>
    </style:style>
    <style:style style:name="T74" style:family="text">
      <style:text-properties fo:color="#000000" loext:opacity="100%" style:font-name="Monospace" fo:font-size="12pt" officeooo:rsid="00a3c00a" style:font-size-asian="12pt"/>
    </style:style>
    <style:style style:name="T75" style:family="text">
      <style:text-properties style:font-name="Monospace" fo:font-size="12pt" officeooo:rsid="00a29e78" style:font-size-asian="12pt"/>
    </style:style>
    <style:style style:name="T76" style:family="text">
      <style:text-properties officeooo:rsid="008f97f3"/>
    </style:style>
    <style:style style:name="T77" style:family="text">
      <style:text-properties fo:color="#000000" loext:opacity="100%" style:font-name="Monospace" fo:font-size="12pt" officeooo:rsid="00c8818a" style:font-size-asian="12pt"/>
    </style:style>
    <style:style style:name="T78" style:family="text">
      <style:text-properties fo:color="#000000" loext:opacity="100%" style:font-name="Monospace" fo:font-size="12pt" officeooo:rsid="00cfb7fc" style:font-size-asian="12pt"/>
    </style:style>
    <style:style style:name="T79" style:family="text">
      <style:text-properties fo:color="#000000" loext:opacity="100%" style:font-name="Monospace" fo:font-size="12pt" officeooo:rsid="01155044" style:font-size-asian="12pt"/>
    </style:style>
    <style:style style:name="T80" style:family="text">
      <style:text-properties officeooo:rsid="0111d765"/>
    </style:style>
    <style:style style:name="T81" style:family="text">
      <style:text-properties officeooo:rsid="00ce642a"/>
    </style:style>
    <style:style style:name="T82" style:family="text">
      <style:text-properties officeooo:rsid="01177ecb"/>
    </style:style>
    <style:style style:name="T83" style:family="text">
      <style:text-properties officeooo:rsid="01137636"/>
    </style:style>
    <style:style style:name="T84" style:family="text">
      <style:text-properties officeooo:rsid="01a54846"/>
    </style:style>
    <style:style style:name="T85" style:family="text">
      <style:text-properties style:font-name="Monospace" fo:font-size="14pt" style:font-size-asian="14pt"/>
    </style:style>
    <style:style style:name="T86" style:family="text">
      <style:text-properties fo:color="#000000" loext:opacity="100%" style:font-name="Monospace" fo:font-size="14pt" style:font-size-asian="14pt"/>
    </style:style>
    <style:style style:name="T87" style:family="text">
      <style:text-properties officeooo:rsid="011a9fbc"/>
    </style:style>
    <style:style style:name="T88" style:family="text">
      <style:text-properties officeooo:rsid="00871fce"/>
    </style:style>
    <style:style style:name="T89" style:family="text">
      <style:text-properties officeooo:rsid="017eef96"/>
    </style:style>
    <style:style style:name="T90" style:family="text">
      <style:text-properties style:font-name="Liberation Serif" officeooo:rsid="017eef96"/>
    </style:style>
    <style:style style:name="T91" style:family="text">
      <style:text-properties officeooo:rsid="01b977ba"/>
    </style:style>
    <style:style style:name="T92" style:family="text">
      <style:text-properties fo:language="en" fo:country="US" officeooo:rsid="01b977ba"/>
    </style:style>
    <style:style style:name="T93" style:family="text">
      <style:text-properties officeooo:rsid="013e280d"/>
    </style:style>
    <style:style style:name="T94" style:family="text">
      <style:text-properties officeooo:rsid="002b1731"/>
    </style:style>
    <style:style style:name="T95" style:family="text">
      <style:text-properties officeooo:rsid="0023e3e0"/>
    </style:style>
    <style:style style:name="T96" style:family="text">
      <style:text-properties officeooo:rsid="014b17b3"/>
    </style:style>
    <style:style style:name="T97" style:family="text">
      <style:text-properties officeooo:rsid="01531304"/>
    </style:style>
    <style:style style:name="T98" style:family="text">
      <style:text-properties officeooo:rsid="01559fd4"/>
    </style:style>
    <style:style style:name="T99" style:family="text">
      <style:text-properties officeooo:rsid="01547f35"/>
    </style:style>
    <style:style style:name="T100" style:family="text">
      <style:text-properties officeooo:rsid="0151d77d"/>
    </style:style>
    <style:style style:name="T101" style:family="text">
      <style:text-properties officeooo:rsid="01588036"/>
    </style:style>
    <style:style style:name="T102" style:family="text">
      <style:text-properties officeooo:rsid="01d2ede9"/>
    </style:style>
    <style:style style:name="T103" style:family="text">
      <style:text-properties style:font-name="Liberation Mono" fo:font-size="10pt" officeooo:rsid="01588036" style:font-size-asian="10pt" style:font-size-complex="10pt"/>
    </style:style>
    <style:style style:name="T104" style:family="text">
      <style:text-properties officeooo:rsid="00272958"/>
    </style:style>
    <style:style style:name="T105" style:family="text">
      <style:text-properties officeooo:rsid="018c0a07"/>
    </style:style>
    <style:style style:name="T106" style:family="text">
      <style:text-properties officeooo:rsid="01679a2f"/>
    </style:style>
    <style:style style:name="T107" style:family="text">
      <style:text-properties officeooo:rsid="018bff02"/>
    </style:style>
    <style:style style:name="T108" style:family="text">
      <style:text-properties officeooo:rsid="002b9e3a"/>
    </style:style>
    <style:style style:name="T109" style:family="text">
      <style:text-properties officeooo:rsid="0029fc29"/>
    </style:style>
    <style:style style:name="T110" style:family="text">
      <style:text-properties officeooo:rsid="002a6462"/>
    </style:style>
    <style:style style:name="T111" style:family="text">
      <style:text-properties officeooo:rsid="013d0873"/>
    </style:style>
    <style:style style:name="T112" style:family="text">
      <style:text-properties officeooo:rsid="013f814d"/>
    </style:style>
    <style:style style:name="T113" style:family="text">
      <style:text-properties officeooo:rsid="0029ce15"/>
    </style:style>
    <style:style style:name="T114" style:family="text">
      <style:text-properties officeooo:rsid="01b6eb16"/>
    </style:style>
    <style:style style:name="T115" style:family="text">
      <style:text-properties officeooo:rsid="01578e30"/>
    </style:style>
    <style:style style:name="T116" style:family="text">
      <style:text-properties officeooo:rsid="01b8051d"/>
    </style:style>
    <style:style style:name="T117" style:family="text">
      <style:text-properties officeooo:rsid="0081e720"/>
    </style:style>
    <style:style style:name="T118" style:family="text">
      <style:text-properties officeooo:rsid="00e066f1"/>
    </style:style>
    <style:style style:name="T119" style:family="text">
      <style:text-properties officeooo:rsid="014d4d52"/>
    </style:style>
    <style:style style:name="T120" style:family="text">
      <style:text-properties officeooo:rsid="010f7142"/>
    </style:style>
    <style:style style:name="T121" style:family="text">
      <style:text-properties officeooo:rsid="008cc140"/>
    </style:style>
    <style:style style:name="T122" style:family="text">
      <style:text-properties officeooo:rsid="01c54fc7"/>
    </style:style>
    <style:style style:name="T123" style:family="text">
      <style:text-properties officeooo:rsid="0091d884"/>
    </style:style>
    <style:style style:name="T124" style:family="text">
      <style:text-properties officeooo:rsid="01c33ec1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style:font-name="Liberation Mono"/>
    </style:style>
    <style:style style:name="T127" style:family="text">
      <style:text-properties officeooo:rsid="014e9328"/>
    </style:style>
    <style:style style:name="T128" style:family="text">
      <style:text-properties officeooo:rsid="015b37bc"/>
    </style:style>
    <style:style style:name="T129" style:family="text">
      <style:text-properties officeooo:rsid="0165eeee"/>
    </style:style>
    <style:style style:name="T130" style:family="text">
      <style:text-properties officeooo:rsid="00d9cc0e"/>
    </style:style>
    <style:style style:name="T131" style:family="text">
      <style:text-properties officeooo:rsid="00703074"/>
    </style:style>
    <style:style style:name="T132" style:family="text">
      <style:text-properties officeooo:rsid="0083b807"/>
    </style:style>
    <style:style style:name="T133" style:family="text">
      <style:text-properties officeooo:rsid="008043fa"/>
    </style:style>
    <style:style style:name="T134" style:family="text">
      <style:text-properties officeooo:rsid="00ba0ccb"/>
    </style:style>
    <style:style style:name="T135" style:family="text">
      <style:text-properties officeooo:rsid="00830407"/>
    </style:style>
    <style:style style:name="T136" style:family="text">
      <style:text-properties officeooo:rsid="00856c8a"/>
    </style:style>
    <style:style style:name="T137" style:family="text">
      <style:text-properties officeooo:rsid="015d0f00"/>
    </style:style>
    <style:style style:name="T138" style:family="text">
      <style:text-properties officeooo:rsid="015cdec7"/>
    </style:style>
    <style:style style:name="T139" style:family="text">
      <style:text-properties fo:color="#000000" loext:opacity="100%" style:font-name="Monospace" fo:font-size="12pt" officeooo:rsid="00e11431" style:font-size-asian="12pt"/>
    </style:style>
    <style:style style:name="T140" style:family="text">
      <style:text-properties fo:color="#000000" loext:opacity="100%" style:font-name="Monospace" fo:font-size="12pt" officeooo:rsid="015cdec7" style:font-size-asian="12pt"/>
    </style:style>
    <style:style style:name="T141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2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3" style:family="text">
      <style:text-properties fo:color="#000000" loext:opacity="100%" style:font-name="Monospace" fo:font-size="12pt" officeooo:rsid="015e4585" style:font-size-asian="12pt"/>
    </style:style>
    <style:style style:name="T144" style:family="text">
      <style:text-properties fo:color="#000000" loext:opacity="100%" style:font-name="Monospace" fo:font-size="12pt" fo:font-weight="bold" style:font-size-asian="12pt" style:font-weight-asian="bold"/>
    </style:style>
    <style:style style:name="T145" style:family="text">
      <style:text-properties officeooo:rsid="001cc21e"/>
    </style:style>
    <style:style style:name="T146" style:family="text">
      <style:text-properties officeooo:rsid="011142b5"/>
    </style:style>
    <style:style style:name="T147" style:family="text">
      <style:text-properties officeooo:rsid="01117f1f"/>
    </style:style>
    <style:style style:name="T148" style:family="text">
      <style:text-properties officeooo:rsid="0015b878"/>
    </style:style>
    <style:style style:name="T149" style:family="text">
      <style:text-properties fo:font-weight="normal" officeooo:rsid="0015b878" style:font-weight-asian="normal" style:font-weight-complex="normal"/>
    </style:style>
    <style:style style:name="T150" style:family="text">
      <style:text-properties officeooo:rsid="01374e54"/>
    </style:style>
    <style:style style:name="T151" style:family="text">
      <style:text-properties officeooo:rsid="00106df3"/>
    </style:style>
    <style:style style:name="T152" style:family="text">
      <style:text-properties officeooo:rsid="00a9f2c1"/>
    </style:style>
    <style:style style:name="T153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4" style:family="text">
      <style:text-properties style:font-name="Monospace" fo:font-size="12pt" fo:font-weight="bold" style:font-size-asian="12pt" style:font-weight-asian="bold" style:font-weight-complex="bold"/>
    </style:style>
    <style:style style:name="T155" style:family="text">
      <style:text-properties style:font-name="Monospace" fo:font-size="12pt" officeooo:rsid="00e01727" style:font-size-asian="12pt"/>
    </style:style>
    <style:style style:name="T156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7" style:family="text">
      <style:text-properties officeooo:rsid="0134ad66"/>
    </style:style>
    <style:style style:name="T158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59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60" style:family="text">
      <style:text-properties officeooo:rsid="01329bd6"/>
    </style:style>
    <style:style style:name="T161" style:family="text">
      <style:text-properties officeooo:rsid="006871d2"/>
    </style:style>
    <style:style style:name="T162" style:family="text">
      <style:text-properties officeooo:rsid="00afb60b"/>
    </style:style>
    <style:style style:name="T163" style:family="text">
      <style:text-properties officeooo:rsid="004fe0a7"/>
    </style:style>
    <style:style style:name="T164" style:family="text">
      <style:text-properties officeooo:rsid="00b14f1a"/>
    </style:style>
    <style:style style:name="T165" style:family="text">
      <style:text-properties officeooo:rsid="0013c2a4"/>
    </style:style>
    <style:style style:name="T166" style:family="text">
      <style:text-properties officeooo:rsid="0135e815"/>
    </style:style>
    <style:style style:name="T167" style:family="text">
      <style:text-properties officeooo:rsid="00abfdb1"/>
    </style:style>
    <style:style style:name="T168" style:family="text">
      <style:text-properties officeooo:rsid="01d38d30"/>
    </style:style>
    <style:style style:name="T169" style:family="text">
      <style:text-properties officeooo:rsid="00e40525"/>
    </style:style>
    <style:style style:name="T170" style:family="text">
      <style:text-properties officeooo:rsid="00e528a7"/>
    </style:style>
    <style:style style:name="T171" style:family="text">
      <style:text-properties fo:font-weight="normal" officeooo:rsid="00e528a7" style:font-weight-asian="normal" style:font-weight-complex="normal"/>
    </style:style>
    <style:style style:name="T172" style:family="text">
      <style:text-properties fo:font-weight="bold" officeooo:rsid="0012df60" style:font-weight-asian="bold" style:font-weight-complex="bold"/>
    </style:style>
    <style:style style:name="T173" style:family="text">
      <style:text-properties officeooo:rsid="0012df60"/>
    </style:style>
    <style:style style:name="T174" style:family="text">
      <style:text-properties fo:font-weight="normal" officeooo:rsid="0012df60" style:font-weight-asian="normal" style:font-weight-complex="normal"/>
    </style:style>
    <style:style style:name="T175" style:family="text">
      <style:text-properties fo:font-size="12pt" officeooo:rsid="006871d2" style:font-size-asian="12pt" style:font-size-complex="12pt"/>
    </style:style>
    <style:style style:name="T176" style:family="text">
      <style:text-properties officeooo:rsid="00ab3420"/>
    </style:style>
    <style:style style:name="T177" style:family="text">
      <style:text-properties officeooo:rsid="0135c9e7"/>
    </style:style>
    <style:style style:name="T178" style:family="text">
      <style:text-properties officeooo:rsid="01d6c162"/>
    </style:style>
    <style:style style:name="T179" style:family="text">
      <style:text-properties officeooo:rsid="01dccb5b"/>
    </style:style>
    <style:style style:name="T180" style:family="text">
      <style:text-properties officeooo:rsid="01d6eea1"/>
    </style:style>
    <style:style style:name="T181" style:family="text">
      <style:text-properties officeooo:rsid="01dae9ce"/>
    </style:style>
    <style:style style:name="T182" style:family="text">
      <style:text-properties officeooo:rsid="01d9272f"/>
    </style:style>
    <style:style style:name="T183" style:family="text">
      <style:text-properties officeooo:rsid="01dc34fe"/>
    </style:style>
    <style:style style:name="T184" style:family="text">
      <style:text-properties officeooo:rsid="005b882f"/>
    </style:style>
    <style:style style:name="T185" style:family="text">
      <style:text-properties officeooo:rsid="011f8607"/>
    </style:style>
    <style:style style:name="T186" style:family="text">
      <style:text-properties officeooo:rsid="005cb14a"/>
    </style:style>
    <style:style style:name="T187" style:family="text">
      <style:text-properties fo:language="en" fo:country="US" officeooo:rsid="00dbee42"/>
    </style:style>
    <style:style style:name="T188" style:family="text">
      <style:text-properties fo:language="en" fo:country="US"/>
    </style:style>
    <style:style style:name="T189" style:family="text">
      <style:text-properties fo:language="en" fo:country="US" officeooo:rsid="00dcddc3"/>
    </style:style>
    <style:style style:name="T190" style:family="text">
      <style:text-properties officeooo:rsid="012c2a7d"/>
    </style:style>
    <style:style style:name="T191" style:family="text">
      <style:text-properties officeooo:rsid="012a459e"/>
    </style:style>
    <style:style style:name="T192" style:family="text">
      <style:text-properties officeooo:rsid="006d8e3b"/>
    </style:style>
    <style:style style:name="T193" style:family="text">
      <style:text-properties officeooo:rsid="008919a5"/>
    </style:style>
    <style:style style:name="T194" style:family="text">
      <style:text-properties fo:language="en" fo:country="US" officeooo:rsid="010594eb"/>
    </style:style>
    <style:style style:name="T195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96" style:family="text">
      <style:text-properties officeooo:rsid="010b6a44"/>
    </style:style>
    <style:style style:name="T197" style:family="text">
      <style:text-properties officeooo:rsid="003d11b2"/>
    </style:style>
    <style:style style:name="T198" style:family="text">
      <style:text-properties officeooo:rsid="0128714e"/>
    </style:style>
    <style:style style:name="T199" style:family="text">
      <style:text-properties officeooo:rsid="010a3260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officeooo:rsid="01d57f65" style:font-style-asian="italic" style:font-style-complex="italic"/>
    </style:style>
    <style:style style:name="T202" style:family="text">
      <style:text-properties officeooo:rsid="01d5bdfb"/>
    </style:style>
    <style:style style:name="T203" style:family="text">
      <style:text-properties officeooo:rsid="010d3039"/>
    </style:style>
    <style:style style:name="T204" style:family="text">
      <style:text-properties officeooo:rsid="00393baf"/>
    </style:style>
    <style:style style:name="T205" style:family="text">
      <style:text-properties officeooo:rsid="0127e321"/>
    </style:style>
    <style:style style:name="T206" style:family="text">
      <style:text-properties officeooo:rsid="01d3a01f"/>
    </style:style>
    <style:style style:name="T207" style:family="text">
      <style:text-properties officeooo:rsid="016f67ea"/>
    </style:style>
    <style:style style:name="T208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209" style:family="text">
      <style:text-properties fo:color="#2a00ff" loext:opacity="100%" style:font-name="Monospace" fo:font-size="12pt" style:font-size-asian="12pt"/>
    </style:style>
    <style:style style:name="T210" style:family="text">
      <style:text-properties fo:color="#000000" loext:opacity="100%" style:font-name="Monospace" fo:font-size="12pt" officeooo:rsid="0177100e" style:font-size-asian="12pt"/>
    </style:style>
    <style:style style:name="T211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12" style:family="text">
      <style:text-properties officeooo:rsid="008aec35"/>
    </style:style>
    <style:style style:name="T213" style:family="text">
      <style:text-properties officeooo:rsid="00f0af8e"/>
    </style:style>
    <style:style style:name="T214" style:family="text">
      <style:text-properties officeooo:rsid="00eb6db3"/>
    </style:style>
    <style:style style:name="T215" style:family="text">
      <style:text-properties officeooo:rsid="00ff3863"/>
    </style:style>
    <style:style style:name="T216" style:family="text">
      <style:text-properties officeooo:rsid="01d6a7e8"/>
    </style:style>
    <style:style style:name="T217" style:family="text">
      <style:text-properties officeooo:rsid="00ef9a6c"/>
    </style:style>
    <style:style style:name="T218" style:family="text">
      <style:text-properties officeooo:rsid="00f04a8b"/>
    </style:style>
    <style:style style:name="T219" style:family="text">
      <style:text-properties officeooo:rsid="0161f237"/>
    </style:style>
    <style:style style:name="T220" style:family="text">
      <style:text-properties officeooo:rsid="00f2983e"/>
    </style:style>
    <style:style style:name="T221" style:family="text">
      <style:text-properties officeooo:rsid="00ebf85c"/>
    </style:style>
    <style:style style:name="T222" style:family="text">
      <style:text-properties officeooo:rsid="00ec406d"/>
    </style:style>
    <style:style style:name="T223" style:family="text">
      <style:text-properties officeooo:rsid="00ed7151"/>
    </style:style>
    <style:style style:name="T224" style:family="text">
      <style:text-properties officeooo:rsid="00ec861d"/>
    </style:style>
    <style:style style:name="T225" style:family="text">
      <style:text-properties officeooo:rsid="01c6e824"/>
    </style:style>
    <style:style style:name="T226" style:family="text">
      <style:text-properties officeooo:rsid="01c6dc08"/>
    </style:style>
    <style:style style:name="T227" style:family="text">
      <style:text-properties officeooo:rsid="00f7bebb"/>
    </style:style>
    <style:style style:name="T228" style:family="text">
      <style:text-properties officeooo:rsid="01010e38"/>
    </style:style>
    <style:style style:name="T229" style:family="text">
      <style:text-properties officeooo:rsid="0102471d"/>
    </style:style>
    <style:style style:name="T230" style:family="text">
      <style:text-properties officeooo:rsid="01c7ff50"/>
    </style:style>
    <style:style style:name="T231" style:family="text">
      <style:text-properties officeooo:rsid="00f3d370"/>
    </style:style>
    <style:style style:name="T232" style:family="text">
      <style:text-properties officeooo:rsid="00fae289"/>
    </style:style>
    <style:style style:name="T233" style:family="text">
      <style:text-properties officeooo:rsid="00fc9d34"/>
    </style:style>
    <style:style style:name="T234" style:family="text">
      <style:text-properties officeooo:rsid="00fd532d"/>
    </style:style>
    <style:style style:name="T235" style:family="text">
      <style:text-properties officeooo:rsid="01466034"/>
    </style:style>
    <style:style style:name="T236" style:family="text">
      <style:text-properties officeooo:rsid="0184f597"/>
    </style:style>
    <style:style style:name="T237" style:family="text">
      <style:text-properties officeooo:rsid="018208b1"/>
    </style:style>
    <style:style style:name="T238" style:family="text">
      <style:text-properties officeooo:rsid="0182afaf"/>
    </style:style>
    <style:style style:name="T239" style:family="text">
      <style:text-properties officeooo:rsid="0186c4ff"/>
    </style:style>
    <style:style style:name="T240" style:family="text">
      <style:text-properties officeooo:rsid="01bf9e9a"/>
    </style:style>
    <style:style style:name="T241" style:family="text">
      <style:text-properties officeooo:rsid="01c042ef"/>
    </style:style>
    <style:style style:name="T242" style:family="text">
      <style:text-properties officeooo:rsid="0195898e"/>
    </style:style>
    <style:style style:name="T243" style:family="text">
      <style:text-properties officeooo:rsid="0184a020"/>
    </style:style>
    <style:style style:name="T244" style:family="text">
      <style:text-properties officeooo:rsid="012fdf0a"/>
    </style:style>
    <style:style style:name="T245" style:family="text">
      <style:text-properties officeooo:rsid="01302d96"/>
    </style:style>
    <style:style style:name="T246" style:family="text">
      <style:text-properties officeooo:rsid="00681f22"/>
    </style:style>
    <style:style style:name="T247" style:family="text">
      <style:text-properties officeooo:rsid="006114db"/>
    </style:style>
    <style:style style:name="T248" style:family="text">
      <style:text-properties officeooo:rsid="00624f5b"/>
    </style:style>
    <style:style style:name="T249" style:family="text">
      <style:text-properties officeooo:rsid="00653b80"/>
    </style:style>
    <style:style style:name="T250" style:family="text">
      <style:text-properties officeooo:rsid="01473563"/>
    </style:style>
    <style:style style:name="T251" style:family="text">
      <style:text-properties officeooo:rsid="01057303"/>
    </style:style>
    <style:style style:name="T252" style:family="text">
      <style:text-properties style:font-name="Monospace"/>
    </style:style>
    <style:style style:name="T253" style:family="text">
      <style:text-properties officeooo:rsid="0032f410"/>
    </style:style>
    <style:style style:name="T254" style:family="text">
      <style:text-properties officeooo:rsid="00303568"/>
    </style:style>
    <style:style style:name="T255" style:family="text">
      <style:text-properties fo:color="#000000" loext:opacity="100%" style:font-name="Monospace" fo:font-size="12pt" officeooo:rsid="0147d115" style:font-size-asian="12pt"/>
    </style:style>
    <style:style style:name="T256" style:family="text">
      <style:text-properties fo:color="#000000" loext:opacity="100%" style:font-name="Monospace" fo:font-size="12pt" officeooo:rsid="014984d5" style:font-size-asian="12pt"/>
    </style:style>
    <style:style style:name="T257" style:family="text">
      <style:text-properties officeooo:rsid="0147d115"/>
    </style:style>
    <style:style style:name="T258" style:family="text">
      <style:text-properties fo:color="#000000" loext:opacity="100%" style:font-name="Monospace" fo:font-size="12pt" officeooo:rsid="0095ba54" style:font-size-asian="12pt"/>
    </style:style>
    <style:style style:name="T259" style:family="text">
      <style:text-properties officeooo:rsid="0193624e"/>
    </style:style>
    <style:style style:name="T260" style:family="text">
      <style:text-properties officeooo:rsid="01cdfc78"/>
    </style:style>
    <style:style style:name="T261" style:family="text">
      <style:text-properties officeooo:rsid="001da1b7"/>
    </style:style>
    <style:style style:name="T262" style:family="text">
      <style:text-properties officeooo:rsid="00a75649"/>
    </style:style>
    <style:style style:name="T263" style:family="text">
      <style:text-properties officeooo:rsid="007671f6"/>
    </style:style>
    <style:style style:name="T264" style:family="text">
      <style:text-properties officeooo:rsid="00a602bd"/>
    </style:style>
    <style:style style:name="T265" style:family="text">
      <style:text-properties officeooo:rsid="01209950"/>
    </style:style>
    <style:style style:name="T266" style:family="text">
      <style:text-properties officeooo:rsid="018e5fa3"/>
    </style:style>
    <style:style style:name="T267" style:family="text">
      <style:text-properties officeooo:rsid="018cc5a5"/>
    </style:style>
    <style:style style:name="T268" style:family="text">
      <style:text-properties officeooo:rsid="0073aec6"/>
    </style:style>
    <style:style style:name="T269" style:family="text">
      <style:text-properties officeooo:rsid="006d114d"/>
    </style:style>
    <style:style style:name="T270" style:family="text">
      <style:text-properties officeooo:rsid="0025dcc5"/>
    </style:style>
    <style:style style:name="T271" style:family="text">
      <style:text-properties officeooo:rsid="00723715"/>
    </style:style>
    <style:style style:name="T272" style:family="text">
      <style:text-properties officeooo:rsid="0038d326"/>
    </style:style>
    <style:style style:name="T273" style:family="text">
      <style:text-properties style:font-name="Liberation Mono" fo:font-size="11pt" style:font-size-asian="11pt" style:font-size-complex="11pt"/>
    </style:style>
    <style:style style:name="T274" style:family="text">
      <style:text-properties style:font-name="Liberation Mono" fo:font-size="11pt" officeooo:rsid="018c3737" style:font-size-asian="11pt" style:font-size-complex="11pt"/>
    </style:style>
    <style:style style:name="T275" style:family="text">
      <style:text-properties officeooo:rsid="00743a65"/>
    </style:style>
    <style:style style:name="T276" style:family="text">
      <style:text-properties officeooo:rsid="00a73e3e"/>
    </style:style>
    <style:style style:name="T277" style:family="text">
      <style:text-properties officeooo:rsid="01225476"/>
    </style:style>
    <style:style style:name="T278" style:family="text">
      <style:text-properties officeooo:rsid="012317a0"/>
    </style:style>
    <style:style style:name="T279" style:family="text">
      <style:text-properties officeooo:rsid="003f9daa"/>
    </style:style>
    <style:style style:name="T280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81" style:family="text">
      <style:text-properties officeooo:rsid="00a3c00a"/>
    </style:style>
    <style:style style:name="T282" style:family="text">
      <style:text-properties officeooo:rsid="00a59704"/>
    </style:style>
    <style:style style:name="T283" style:family="text">
      <style:text-properties officeooo:rsid="00a5a802"/>
    </style:style>
    <style:style style:name="T284" style:family="text">
      <style:text-properties officeooo:rsid="00a5f072"/>
    </style:style>
    <style:style style:name="T285" style:family="text">
      <style:text-properties officeooo:rsid="00c0b9ab"/>
    </style:style>
    <style:style style:name="T286" style:family="text">
      <style:text-properties officeooo:rsid="007657e5"/>
    </style:style>
    <style:style style:name="T287" style:family="text">
      <style:text-properties officeooo:rsid="0039301b"/>
    </style:style>
    <style:style style:name="T288" style:family="text">
      <style:text-properties officeooo:rsid="007551de"/>
    </style:style>
    <style:style style:name="T289" style:family="text">
      <style:text-properties officeooo:rsid="00b16af3"/>
    </style:style>
    <style:style style:name="T290" style:family="text">
      <style:text-properties officeooo:rsid="0021de7b"/>
    </style:style>
    <style:style style:name="T291" style:family="text">
      <style:text-properties officeooo:rsid="008b9b84"/>
    </style:style>
    <style:style style:name="T292" style:family="text">
      <style:text-properties officeooo:rsid="008c915f"/>
    </style:style>
    <style:style style:name="T293" style:family="text">
      <style:text-properties officeooo:rsid="00b2b3f6"/>
    </style:style>
    <style:style style:name="T294" style:family="text">
      <style:text-properties officeooo:rsid="00b44aa5"/>
    </style:style>
    <style:style style:name="T295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2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3">Contr</text:span><text:span text:style-name="T3">ol </text:span><text:span text:style-name="T3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3">Audio </text:span><text:span text:style-name="T3">Data </text:span><text:span text:style-name="T3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3">Audio </text:span><text:span text:style-name="T3">Data </text:span><text:span text:style-name="T3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3">Synth</text:span><text:span text:style-name="T3">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3">Audio</text:span><text:span text:style-name="T3">serve</text:span><text:span text:style-name="T3">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3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3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3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3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3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4"> synthesizer process</text:span> <text:span text:style-name="T5">e</text:span><text:span text:style-name="T6">xecut</text:span><text:span text:style-name="T7">es</text:span> the <text:span text:style-name="T8">control</text:span> data. The <text:span text:style-name="T8">execution</text:span> <text:span text:style-name="T6">may impact</text:span> the <text:span text:style-name="T6">processing of waveforms and </text:span>data I/O <text:span text:style-name="T6">in conjunction with </text:span>memory array<text:span text:style-name="T6">s</text:span><text:span text:style-name="T8"> and</text:span><text:span text:style-name="T6"> files.</text:span></text:p>
      <text:p text:style-name="P16">The synthesizer generates audio data, that is processed by the <text:span text:style-name="T9">A</text:span>udio<text:span text:style-name="T9">S</text:span>erver.</text:p>
      <text:h text:style-name="P17" text:outline-level="1"><text:bookmark-start text:name="__RefHeading___Toc369_3722319505"/>Audio<text:span text:style-name="T10">S</text:span>erver<text:bookmark-end text:name="__RefHeading___Toc369_3722319505"/></text:h>
      <text:p text:style-name="P18">The <text:span text:style-name="T11">A</text:span>udio<text:span text:style-name="T11">S</text:span>erver process<text:span text:style-name="T12"> is the device driver for </text:span>audio data, that is generated by the <text:span text:style-name="T9">S</text:span>ynthesizer process<text:span text:style-name="T12">. It w</text:span>rites th<text:span text:style-name="T12">is </text:span>data directly to the RtAudio API<text:span text:style-name="T5"> (github)</text:span>. The API is configured to work <text:span text:style-name="T13">together </text:span>with the UNIX <text:span text:style-name="T10">P</text:span>ulseaudio facility.</text:p>
      <text:p text:style-name="P19"><text:soft-page-break/>The properties of the <text:span text:style-name="T14">A</text:span>udio<text:span text:style-name="T14">S</text:span>erver are fixed to a sampling rate of 4<text:span text:style-name="T8">80</text:span>00 <text:span text:style-name="T15">and to </text:span>16-bit <text:span text:style-name="T16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4">A</text:span>udio<text:span text:style-name="T14">S</text:span>erver.</text:p>
      <text:p text:style-name="P21"><text:span text:style-name="T17">But a</text:span>fter the <text:span text:style-name="T14">C</text:span>omposer is available the OceanGUI <text:span text:style-name="T17">is preferably</text:span> used to check out sounds and store them into instrument files as well as note sentence fragments. <text:span text:style-name="T17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8"> switched into an observer mode</text:span>.</text:p>
      <text:p text:style-name="P23">The GUI surface uses the same nouns as the <text:span text:style-name="T18">C</text:span>omposer. For more details refer to the <text:span text:style-name="T18">C</text:span>omposer<text:span text:style-name="T18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19">&lt;</text:span>External<text:span text:style-name="T19">&gt;</text:span> to record sound (the Progress bar shows the record progress)</text:p>
      <text:p text:style-name="P25">2. Push radio button <text:span text:style-name="T19">&lt;</text:span>External<text:span text:style-name="T19">&gt;</text:span> again to stop recording</text:p>
      <text:p text:style-name="P25">3. Use push button <text:span text:style-name="T19">&lt;</text:span>Save<text:span text:style-name="T19">&gt;</text:span> to store<text:span text:style-name="T19"> the content of the StA External into a file</text:span>.</text:p>
      <text:p text:style-name="P25">The file name <text:span text:style-name="T19">the wav file is</text:span> generated automatically. The mp3 file synthesizer.mp3 is located in directory<text:span text:style-name="T20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1">Lets say, the composer is processing a complex preset, a program. </text:span>The composer <text:span text:style-name="T12">compiles</text:span> the<text:span text:style-name="T22"> program</text:span> <text:span text:style-name="T12">by</text:span> interpret<text:span text:style-name="T12">ing</text:span> it and gen<text:span text:style-name="T23">e</text:span>rat<text:span text:style-name="T12">ing</text:span> a time ordered sequence <text:s/>of changes of the <text:span text:style-name="T8">control</text:span> data, that is <text:span text:style-name="T6">executed</text:span> <text:span text:style-name="T12">in real time </text:span>by the synthesizer<text:span text:style-name="T6">, </text:span>accordingly.</text:p>
      <text:p text:style-name="P30">The composer run can be separated into phases: <text:s/>preprocessing -&gt; <text:span text:style-name="T24">compilation</text:span> -&gt; execution</text:p>
      <text:p text:style-name="P31">The <text:span text:style-name="T25">program line is structured as f</text:span>ollo<text:span text:style-name="T25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5">user defined </text:span>identifier name followed be an equal sign (=) followed be a value<text:span text:style-name="T25"> (macro definition)</text:span>, </text:p>
        </text:list-item>
        <text:list-item>
          <text:p text:style-name="P32"><text:span text:style-name="T25">user defined notes </text:span>filename, followed b<text:span text:style-name="T26">y</text:span> a filename followed be a plus sign (+) followed by a filename<text:span text:style-name="T25"> (search path for notes)</text:span>,</text:p>
        </text:list-item>
        <text:list-item>
          <text:p text:style-name="P32"><text:span text:style-name="T25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4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7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8">call</text:span><text:span text:style-name="T29"> :subroutine</text:span></text:p>
          </table:table-cell>
          <table:table-cell table:style-name="Table6.A1" office:value-type="string">
            <text:p text:style-name="P36">jump to a subroutine. The <text:span text:style-name="T14">colon(</text:span>:<text:span text:style-name="T14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8">include</text:span><text:span text:style-name="T29"> file</text:span></text:p>
          </table:table-cell>
          <table:table-cell table:style-name="Table6.A1" office:value-type="string">
            <text:p text:style-name="P36">replace the <text:span text:style-name="T30">program line</text:span> where the include statement occurred by the content of file<text:span text:style-name="T31">.inc </text:span>. <text:span text:style-name="T32">The action is performed as part of the pre</text:span><text:span text:style-name="T14">p</text:span><text:span text:style-name="T33">r</text:span><text:span text:style-name="T32">o</text:span><text:span text:style-name="T34">c</text:span><text:span text:style-name="T32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5"> </text:span>=<text:span text:style-name="T35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6">V</text:span>ariable behaves like a macro that is applied to the complete program text, so that each occur<text:span text:style-name="T30">rence</text:span> of variable is replaces by value, regardless of <text:span text:style-name="T36">a syntax check. </text:span><text:span text:style-name="T32">The action is performed as part of the </text:span><text:span text:style-name="T34">pr</text:span><text:span text:style-name="T14">e</text:span><text:span text:style-name="T33">p</text:span><text:span text:style-name="T32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7"> </text:span>=<text:span text:style-name="T37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29"> The search for filea and fileb is Synthesizer/etc/Notes and Synthesizer/var/auto</text:span><text:span text:style-name="T32">.</text:span></text:p>
            <text:p text:style-name="P39">The action + is performed during the interpreter run.</text:p>
            <text:p text:style-name="P40">NOTE: the have to be spaces on the left and the right of the equal (=) sign<text:span text:style-name="T37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8">during the processing phase</text:span></text:p>
          </table:table-cell>
        </table:table-row>
      </table:table>
      <text:p text:style-name="P43"/>
      <text:p text:style-name="P44">Note<text:span text:style-name="T39">s</text:span>: </text:p>
      <text:p text:style-name="P44"><text:span text:style-name="T40">I</text:span><text:span text:style-name="T41">n the last phase of the composer call</text:span><text:span text:style-name="T42">,</text:span><text:span text:style-name="T40"> t</text:span>h<text:span text:style-name="T40">e</text:span> data is transformed by the <text:span text:style-name="T43">S</text:span>ynthesizer <text:span text:style-name="T44">and AudioServer </text:span>into <text:span text:style-name="T44">physical </text:span>sound<text:span text:style-name="T40">.</text:span></text:p>
      <text:p text:style-name="P45"><text:span text:style-name="T39">Special n</text:span>ote on include files:</text:p>
      <text:p text:style-name="P46">The location where include files sho<text:span text:style-name="T40">uld</text:span> be inserted in<text:span text:style-name="T40">to</text:span> a program file depends on the content of the include file. If it contains <text:span text:style-name="T45">subroutines it must be added </text:span><text:span text:style-name="T43">at</text:span><text:span text:style-name="T45"> the end of the </text:span><text:span text:style-name="T39">main.synth </text:span><text:span text:style-name="T45">program file. In all other cases it can be placed as needed</text:span><text:span text:style-name="T46"> and it can be included multiple times.</text:span><text:span text:style-name="T47"> include files may also contain include files. </text:span></text:p>
      <text:p text:style-name="P47">Example<text:span text:style-name="T48">: manage program flow with </text:span>main.synth</text:p>
      <text:p text:style-name="P48" loext:marker-style-name="T49"><text:span text:style-name="T50">call :syntaxtest1</text:span></text:p>
      <text:p text:style-name="P48" loext:marker-style-name="T49"><text:span text:style-name="T50">call :maintest</text:span><text:span text:style-name="T50"/></text:p>
      <text:p text:style-name="P48" loext:marker-style-name="T49"><text:span text:style-name="T50">exit</text:span><text:span text:style-name="T50"/></text:p>
      <text:p text:style-name="P48" loext:marker-style-name="T49"><text:span text:style-name="T50">:syntaxtest1</text:span><text:span text:style-name="T50"/></text:p>
      <text:p text:style-name="P48" loext:marker-style-name="T49"><text:span text:style-name="T50">text syntax check program flow</text:span><text:span text:style-name="T50"/></text:p>
      <text:p text:style-name="P48" loext:marker-style-name="T49"><text:span text:style-name="T50">include lib</text:span><text:span text:style-name="T50"/></text:p>
      <text:p text:style-name="P48" loext:marker-style-name="T49"><text:span text:style-name="T51">return</text:span><text:span text:style-name="T51"/></text:p>
      <text:p text:style-name="P49" loext:marker-style-name="T49"/>
      <text:p text:style-name="P48" loext:marker-style-name="T49"><text:span text:style-name="T50">:maintest</text:span><text:span text:style-name="T50"/></text:p>
      <text:p text:style-name="P50" loext:marker-style-name="T49"><text:span text:style-name="T50">text entering main test</text:span></text:p>
      <text:p text:style-name="P48" loext:marker-style-name="T49"><text:span text:style-name="T50">pause key</text:span><text:span text:style-name="T50"/></text:p>
      <text:p text:style-name="P51" loext:marker-style-name="T49"><text:span text:style-name="T50"/></text:p>
      <text:p text:style-name="P46"><text:span text:style-name="T47">The composer reports line nr and filename of a com</text:span><text:span text:style-name="T39">ma</text:span><text:span text:style-name="T47">nd line.</text:span></text:p>
      <text:p text:style-name="P52">Table <text:sequence text:ref-name="refTable0" text:name="Table" text:formula="ooow:Table+1" style:num-format="1">1</text:sequence>: Keywords<text:span text:style-name="T3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2">store</text:span> the instrument playing notes <text:span text:style-name="T52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3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3">assign and </text:span>define <text:span text:style-name="T53">notes for proces</text:span><text:span text:style-name="T34">s</text:span><text:span text:style-name="T53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4">Managing</text:span> the<text:span text:style-name="T53"> output of</text:span> memory <text:span text:style-name="T54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2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5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3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6">s</text:span> <text:span text:style-name="T56">between</text:span> hyphens (") are not considered to be <text:span text:style-name="T57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8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59"> while user defined words are used as they are defined, so that: call :subroutine has a different meaning than call :Subroutine</text:span><text:span text:style-name="T60">.</text:span></text:p>
      <text:h text:style-name="P73" text:outline-level="3"><text:bookmark-start text:name="__RefHeading___Toc588_3722319505"/><text:span text:style-name="T61">add/ </text:span>Play notes using an i<text:span text:style-name="T62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2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3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8">into which StA</text:span> the sound shall be stored<text:span text:style-name="T64"> (0..5)</text:span></text:p>
          </table:table-cell>
        </table:table-row>
      </table:table>
      <text:p text:style-name="P77"/>
      <text:p text:style-name="P77">Remark: <text:span text:style-name="T65">the </text:span><text:span text:style-name="T66">storage </text:span><text:span text:style-name="T65">duration </text:span><text:span text:style-name="T66">depends on th</text:span><text:span text:style-name="T65">e duration of notes to play.</text:span></text:p>
      <text:p text:style-name="P78">Example<text:span text:style-name="T67">: </text:span><text:span text:style-name="T68">Store the sound of the instrument drums2 with notes drums3 into storag</text:span><text:span text:style-name="T62">e</text:span><text:span text:style-name="T68"> location 1</text:span><text:span text:style-name="T69"> in background mode. </text:span><text:span text:style-name="T70">See al</text:span><text:span text:style-name="T71">s</text:span><text:span text:style-name="T70">o full example.</text:span></text:p>
      <text:p text:style-name="P79"/>
      <text:p text:style-name="P48" loext:marker-style-name="T49"><text:span text:style-name="T50">Storage1 = 1</text:span></text:p>
      <text:p text:style-name="P48" loext:marker-style-name="T49"><text:span text:style-name="T50">add <text:tab/>drums2 <text:s/>drums3 <text:s/>Storage1</text:span><text:span text:style-name="T50"/></text:p>
      <text:p text:style-name="P48" loext:marker-style-name="T49"><text:span text:style-name="T50">play Storage1 amp 100</text:span><text:span text:style-name="T50"/></text:p>
      <text:p text:style-name="P49" loext:marker-style-name="T49"><text:soft-page-break/></text:p>
      <text:p text:style-name="P48" loext:marker-style-name="T49"><text:span text:style-name="T50">text add/ Play notes </text:span><text:span text:style-name="T51">using</text:span><text:span text:style-name="T50"> an instrument</text:span></text:p>
      <text:p text:style-name="P80" loext:marker-style-name="T49"><text:span text:style-name="T50">pause key</text:span></text:p>
      <text:p text:style-name="P80" loext:marker-style-name="T49"><text:span text:style-name="T50"/></text:p>
      <text:p text:style-name="P81"/>
      <text:p text:style-name="P82">This is the same as saying<text:span text:style-name="T72"> (foreground mode)</text:span>:</text:p>
      <text:p text:style-name="P82"/>
      <text:p text:style-name="P83" loext:marker-style-name="T49"><text:span text:style-name="T50">instrument load drums</text:span><text:span text:style-name="T73">2</text:span><text:span text:style-name="T74"><text:tab/># load files drums2.kdb </text:span></text:p>
      <text:p text:style-name="P83" loext:marker-style-name="T49"><text:span text:style-name="T50">notes load </text:span><text:span text:style-name="T73">drums3</text:span><text:span text:style-name="T74"><text:tab/><text:tab/># load file drums3.kbd</text:span></text:p>
      <text:p text:style-name="P83" loext:marker-style-name="T49"><text:span text:style-name="T50">notes play on 100</text:span><text:span text:style-name="T73"> </text:span><text:span text:style-name="T74"><text:tab/><text:tab/></text:span><text:span text:style-name="T73"># switch to notes mode</text:span></text:p>
      <text:p text:style-name="P83" loext:marker-style-name="T49"><text:span text:style-name="T50">rec store 1</text:span><text:span text:style-name="T73"> <text:s/><text:tab/><text:tab/><text:tab/># store to memory 1</text:span></text:p>
      <text:p text:style-name="P84" loext:marker-style-name="T49"><text:span text:style-name="T49">pause auto</text:span><text:span text:style-name="T75"><text:tab/><text:tab/><text:tab/># wait for sentence duration seconds</text:span></text:p>
      <text:p text:style-name="P83" loext:marker-style-name="T49"><text:span text:style-name="T50">rec stop 1</text:span><text:span text:style-name="T73"><text:tab/><text:tab/><text:tab/># stop record on memory 1</text:span></text:p>
      <text:p text:style-name="P83" loext:marker-style-name="T49"><text:span text:style-name="T50">notes play off</text:span><text:span text:style-name="T73"><text:tab/><text:tab/><text:tab/># switch off note playing</text:span></text:p>
      <text:p text:style-name="P83" loext:marker-style-name="T49"><text:span text:style-name="T50">play 1 amp 100</text:span><text:span text:style-name="T73"><text:tab/><text:tab/><text:tab/># switch on memory 1 playing</text:span></text:p>
      <text:p text:style-name="P85"/>
      <text:p text:style-name="P48" loext:marker-style-name="T49"><text:span text:style-name="T50">text This is the same as saying (foreground mode):</text:span><text:span text:style-name="T50"/></text:p>
      <text:p text:style-name="P48" loext:marker-style-name="T49"><text:span text:style-name="T50">pause key</text:span><text:span text:style-name="T50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39">r</text:span> execution)</text:p>
        </text:list-item>
        <text:list-item>
          <text:p text:style-name="P88">the storage is over<text:span text:style-name="T76"> </text:span>written<text:span text:style-name="T39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49"><text:span text:style-name="T50">adsr [pmw </text:span><text:span text:style-name="T77"># </text:span><text:span text:style-name="T50">| hall </text:span><text:span text:style-name="T77"># </text:span><text:span text:style-name="T50">| attack </text:span><text:span text:style-name="T77">#</text:span><text:span text:style-name="T78"> | </text:span><text:span text:style-name="T79">decay</text:span><text:span text:style-name="T50"> </text:span><text:span text:style-name="T77"># </text:span><text:span text:style-name="T50">| softfreq</text:span><text:span text:style-name="T77"> #</text:span><text:span text:style-name="T50"> | </text:span><text:span text:style-name="T77">beat</text:span><text:span text:style-name="T50"> </text:span><text:span text:style-name="T77">#</text:span><text:span text:style-name="T50">]</text:span></text:p>
      <text:p text:style-name="P92" loext:marker-style-name="T49"><text:span text:style-name="T50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1">/</text:span><text:span text:style-name="T82">decay</text:span> is not applied<text:line-break/>1: duration is 1 second<text:span text:style-name="T83"> one beat per second</text:span><text:line-break/>2: duration is 500ms, <text:span text:style-name="T84">4</text:span> - &gt; 250ms, <text:span text:style-name="T84">5</text:span> -&gt;<text:span text:style-name="T84">200</text:span>ms<text:span text:style-name="T84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3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0">. The </text:span><text:span text:style-name="T82">decay</text:span><text:span text:style-name="T80"> curve is exponential.</text:span></text:p>
          </table:table-cell>
        </table:table-row>
      </table:table>
      <text:p text:style-name="P92" loext:marker-style-name="T49"><text:span text:style-name="T50"/></text:p>
      <text:p text:style-name="P95">Example:</text:p>
      <text:p text:style-name="P95"/>
      <text:p text:style-name="P48" loext:marker-style-name="T49"><text:span text:style-name="T50">StA2 = 2</text:span></text:p>
      <text:p text:style-name="P48" loext:marker-style-name="T49"><text:span text:style-name="T50">osc main unmute</text:span><text:span text:style-name="T50"/></text:p>
      <text:p text:style-name="P48" loext:marker-style-name="T49"><text:span text:style-name="T50">set main freq 220</text:span><text:span text:style-name="T50"/></text:p>
      <text:p text:style-name="P48" loext:marker-style-name="T49"><text:span text:style-name="T50">set vco amp 50</text:span><text:span text:style-name="T50"/></text:p>
      <text:p text:style-name="P48" loext:marker-style-name="T49"><text:span text:style-name="T50">adsr beat 4</text:span><text:span text:style-name="T50"/></text:p>
      <text:p text:style-name="P48" loext:marker-style-name="T49"><text:span text:style-name="T50">adsr attack 10</text:span><text:span text:style-name="T50"/></text:p>
      <text:p text:style-name="P48" loext:marker-style-name="T49"><text:span text:style-name="T50">adsr decay 90</text:span><text:span text:style-name="T50"/></text:p>
      <text:p text:style-name="P48" loext:marker-style-name="T49"><text:span text:style-name="T50">adsr softfreq 0</text:span><text:span text:style-name="T50"/></text:p>
      <text:p text:style-name="P48" loext:marker-style-name="T49"><text:span text:style-name="T50">rec store StA2</text:span><text:span text:style-name="T50"/></text:p>
      <text:p text:style-name="P48" loext:marker-style-name="T49"><text:span text:style-name="T50">pause 5</text:span><text:span text:style-name="T50"/></text:p>
      <text:p text:style-name="P48" loext:marker-style-name="T49"><text:span text:style-name="T50">osc main mute</text:span><text:span text:style-name="T50"/></text:p>
      <text:p text:style-name="P48" loext:marker-style-name="T49"><text:span text:style-name="T50">rec amp StA2 100</text:span><text:span text:style-name="T50"/></text:p>
      <text:p text:style-name="P49" loext:marker-style-name="T49"/>
      <text:p text:style-name="P48" loext:marker-style-name="T49"><text:span text:style-name="T50">text some osc </text:span><text:span text:style-name="T51">and</text:span><text:span text:style-name="T50"> adsr commands</text:span></text:p>
      <text:p text:style-name="P48" loext:marker-style-name="T49"><text:span text:style-name="T50">pause key</text:span></text:p>
      <text:p text:style-name="P96" loext:marker-style-name="T85"><text:span text:style-name="T86"/></text:p>
      <text:p text:style-name="P96" loext:marker-style-name="T85"><text:span text:style-name="T86"/></text:p>
      <text:h text:style-name="P97" text:outline-level="3"/>
      <text:h text:style-name="P98" text:outline-level="3"><text:bookmark-start text:name="__RefHeading___Toc2986_3144746278"/>call<text:span text:style-name="T87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8">must</text:span> <text:span text:style-name="T88">be </text:span>given without the extension .kbd</text:p>
          </table:table-cell>
        </table:table-row>
      </table:table>
      <text:p text:style-name="P106"/>
      <text:p text:style-name="P109">Example:<text:span text:style-name="T89"> </text:span><text:span text:style-name="T90">load instrument file Saxophone.kbd and associated spectrum file Saxophone.spec </text:span></text:p>
      <text:p text:style-name="P110"/>
      <text:p text:style-name="P105">instrument load <text:span text:style-name="T89">Saxophone</text:span></text:p>
      <text:h text:style-name="P111" text:outline-level="3"/>
      <text:h text:style-name="P112" text:outline-level="3"><text:bookmark-start text:name="__RefHeading___Toc350_3722319505"/>Notes<text:span text:style-name="T91"> - notation</text:span><text:bookmark-end text:name="__RefHeading___Toc350_3722319505"/></text:h>
      <text:p text:style-name="P113"><text:span text:style-name="T9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3">B</text:span>CcDdEFfGg</text:p>
          </table:table-cell>
          <table:table-cell table:style-name="Table4.A1" office:value-type="string">
            <text:p text:style-name="P114"><text:span text:style-name="T94">12 </text:span><text:span text:style-name="T95">Not</text:span><text:span text:style-name="T94">e names representing the note values 0,1,2, ... 11 </text:span><text:span text:style-name="T96">in a chromatic scale </text:span><text:span text:style-name="T97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8">AB</text:span></text:p>
          </table:table-cell>
          <table:table-cell table:style-name="Table4.A1" office:value-type="string">
            <text:p text:style-name="P115">alternative notes notation denoted as <text:span text:style-name="T99">"</text:span>num<text:span text:style-name="T99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0">alternative notes notation</text:span><text:span text:style-name="T101">. This is implicitly choose</text:span><text:span text:style-name="T102">n</text:span><text:span text:style-name="T101"> if </text:span><text:span text:style-name="T103">notes set prefix</text:span><text:span text:style-name="T101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4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5">denotes a </text:span>gliding note. <text:span text:style-name="T106">e.g. B--&gt;F </text:span>: I<text:span text:style-name="T106">ncreases continuously the frequency from B to F during the note</text:span> <text:span text:style-name="T106">length of B</text:span> (3<text:span text:style-name="T105"> </text:span>x<text:span text:style-name="T105"> </text:span>min_duration).<text:span text:style-name="T106"> <text:line-break/></text:span>The gliding note <text:span text:style-name="T106">counts as one note.</text:span><text:span text:style-name="T107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7"><text:s/></text:span>|# (pipe <text:span text:style-name="T108">number</text:span>)</text:p>
          </table:table-cell>
          <table:table-cell table:style-name="Table4.A1" office:value-type="string">
            <text:p text:style-name="P122">set the octave for all subsequent note<text:span text:style-name="T108">s</text:span> to # Example |3<text:span text:style-name="T109">c</text:span> provide<text:span text:style-name="T109">s a frequency of </text:span><text:s/>55<text:span text:style-name="T110"> </text:span><text:span text:style-name="T109">*</text:span><text:span text:style-name="T110"> </text:span><text:span text:style-name="T109">2³</text:span><text:span text:style-name="T110"> </text:span><text:span text:style-name="T109">*</text:span><text:span text:style-name="T110"> </text:span><text:span text:style-name="T111">2^(</text:span><text:span text:style-name="T112">4</text:span><text:span text:style-name="T111">/12)</text:span><text:span text:style-name="T109"> </text:span><text:s/>Hz<text:span text:style-name="T113">. #=1...</text:span><text:span text:style-name="T23">max_octave (see Gloss</text:span><text:span text:style-name="T34">a</text:span><text:span text:style-name="T23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4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4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5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6">three</text:span> notes in parallel may result in over sampling.</text:p>
          </table:table-cell>
        </table:table-row>
      </table:table>
      <text:p text:style-name="P126"/>
      <text:p text:style-name="P127">notes [ <text:span text:style-name="T117"><text:tab/></text:span>load <text:span text:style-name="T117">filename</text:span>| </text:p>
      <text:p text:style-name="P128"><text:tab/><text:tab/>set prefix #1 #2</text:p>
      <text:p text:style-name="P129"><text:tab/><text:tab/>set octave #3</text:p>
      <text:p text:style-name="P130"><text:span text:style-name="T117"><text:tab/><text:tab/></text:span><text:span text:style-name="T118">set </text:span><text:span text:style-name="T119">[num] </text:span><text:span text:style-name="T118">sentence </text:span><text:span text:style-name="T120">rhythm </text:span><text:span text:style-name="T118">| </text:span></text:p>
      <text:p text:style-name="P130"><text:span text:style-name="T118"><text:tab/><text:tab/>play </text:span>[<text:span text:style-name="T118"> </text:span>on <text:span text:style-name="T121">#</text:span><text:span text:style-name="T122">4</text:span>| off ] | </text:p>
      <text:p text:style-name="P127"><text:span text:style-name="T117"><text:tab/><text:tab/></text:span>per_second <text:span text:style-name="T123">#</text:span><text:span text:style-name="T124">5</text:span><text:span text:style-name="T123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5">load</text:span> filename</text:p>
          </table:table-cell>
          <table:table-cell table:style-name="Table10.A1" office:value-type="string">
            <text:p text:style-name="P133">read notes file <text:span text:style-name="T126">filename</text:span></text:p>
          </table:table-cell>
        </table:table-row>
        <table:table-row>
          <table:table-cell table:style-name="Table10.A1" office:value-type="string">
            <text:p text:style-name="P134"><text:span text:style-name="T118">set </text:span><text:span text:style-name="T119">[num] </text:span><text:span text:style-name="T117">sentence </text:span><text:span text:style-name="T120">rhythm</text:span></text:p>
          </table:table-cell>
          <table:table-cell table:style-name="Table10.A1" office:value-type="string">
            <text:p text:style-name="P135">store sentence <text:span text:style-name="T120">and rhythm </text:span>into file tmp.kbd and load file</text:p>
            <text:p text:style-name="P136">the optional keyword "num" allows to change to<text:span text:style-name="T127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8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8">play [ </text:span>on<text:span text:style-name="T121"> #</text:span><text:span text:style-name="T129">4</text:span><text:span text:style-name="T117"> </text:span>|<text:span text:style-name="T121"><text:tab/></text:span>off<text:span text:style-name="T121"> </text:span>]</text:p>
          </table:table-cell>
          <table:table-cell table:style-name="Table10.A1" office:value-type="string">
            <text:p text:style-name="P114">start / stop playing notes<text:span text:style-name="T117"> </text:span><text:span text:style-name="T119">from real time generated sound.</text:span></text:p>
            <text:p text:style-name="P141">#<text:span text:style-name="T129">4</text:span> denotes the volume (0..100)%<text:span text:style-name="T130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7"> #</text:span><text:span text:style-name="T129">5</text:span></text:p>
          </table:table-cell>
          <table:table-cell table:style-name="Table10.A1" office:value-type="string">
            <text:p text:style-name="P114"><text:span text:style-name="T131">set the </text:span><text:span text:style-name="T132">#</text:span><text:span text:style-name="T129">5</text:span><text:span text:style-name="T131"> (1,2,4,</text:span><text:span text:style-name="T84">5,</text:span><text:span text:style-name="T131">8</text:span><text:span text:style-name="T133">)</text:span><text:span text:style-name="T132"> </text:span><text:span text:style-name="T131">of note</text:span><text:span text:style-name="T134">s</text:span><text:span text:style-name="T131"> per</text:span><text:span text:style-name="T135"> seconds. This maps to a duration per note of</text:span><text:span text:style-name="T131"> (1000, 500, 250,</text:span><text:span text:style-name="T84"> 200,</text:span><text:span text:style-name="T131"> 125) </text:span><text:span text:style-name="T135"><text:s/>[msec]</text:span></text:p>
            <text:p text:style-name="P143">The duration must be set before notes a<text:span text:style-name="T132">re</text:span> generated<text:span text:style-name="T136">. This </text:span><text:span text:style-name="T133">is valid until </text:span><text:span text:style-name="T134">a</text:span><text:span text:style-name="T132"> different value is set.</text:span></text:p>
          </table:table-cell>
        </table:table-row>
      </table:table>
      <text:p text:style-name="P144" loext:marker-style-name="T49"><text:span text:style-name="T50"/></text:p>
      <text:p text:style-name="Text_20_body">Note: after storage into StA by rec or add <text:span text:style-name="T137">or + </text:span>the <text:span text:style-name="T137">temporary </text:span>file tmp.kbd <text:span text:style-name="T138">can be reused for other.</text:span></text:p>
      <text:p text:style-name="Text_20_body"><text:soft-page-break/>Example:</text:p>
      <text:p text:style-name="P96" loext:marker-style-name="T49"><text:span text:style-name="T50">osc main mute</text:span></text:p>
      <text:p text:style-name="P96" loext:marker-style-name="T49"><text:span text:style-name="T50">notes play on 100</text:span></text:p>
      <text:p text:style-name="P145" loext:marker-style-name="T49"><text:span text:style-name="T50">notes per_second 2</text:span></text:p>
      <text:p text:style-name="P96" loext:marker-style-name="T49"><text:span text:style-name="T50">notes </text:span><text:span text:style-name="T139">set</text:span><text:span text:style-name="T50"> (AC).AC.DC.(DC)...</text:span><text:span text:style-name="T140"> 8</text:span></text:p>
      <text:p text:style-name="P96" loext:marker-style-name="T49"><text:span text:style-name="T50">pause </text:span><text:span text:style-name="T141">key</text:span></text:p>
      <text:p text:style-name="P96" loext:marker-style-name="T49"><text:span text:style-name="T142"/></text:p>
      <text:p text:style-name="P146">Example:</text:p>
      <text:p text:style-name="P147" loext:marker-style-name="T49"><text:span text:style-name="T50">osc main mute</text:span></text:p>
      <text:p text:style-name="P147" loext:marker-style-name="T49"><text:span text:style-name="T50">notes </text:span><text:span text:style-name="T139">set</text:span><text:span text:style-name="T50"> </text:span><text:span text:style-name="T143">"ABCD EFGF EDCB .---"</text:span><text:span text:style-name="T140"> 8</text:span></text:p>
      <text:p text:style-name="P148" loext:marker-style-name="T49"><text:span text:style-name="T50">notes set prefix 1 0</text:span></text:p>
      <text:p text:style-name="P147" loext:marker-style-name="T49"><text:span text:style-name="T50">notes play on 100</text:span></text:p>
      <text:p text:style-name="P149" loext:marker-style-name="T49"><text:span text:style-name="T139">p</text:span><text:span text:style-name="T50">ause key </text:span></text:p>
      <text:p text:style-name="P150" loext:marker-style-name="T49"><text:span text:style-name="T144"/></text:p>
      <text:h text:style-name="P151" text:outline-level="3"><text:bookmark-start text:name="__RefHeading___Toc190_3722319505"/>Oscillator<text:span text:style-name="T145">/osc</text:span><text:bookmark-end text:name="__RefHeading___Toc190_3722319505"/></text:h>
      <text:p text:style-name="P152">The<text:span text:style-name="T80">re</text:span> are three oscillators, working together. The MAIN oscillator provides the main properties <text:s/>of the sound in terms of frequency, waveform<text:span text:style-name="T146">, </text:span>amplitude<text:span text:style-name="T146"> and effects (see adsr</text:span><text:span text:style-name="T147"> collection</text:span><text:span text:style-name="T146">).</text:span></text:p>
      <text:p text:style-name="P152">The VCO controls the volume of the main oscil<text:span text:style-name="T146">l</text:span>ator and the FMO the frequency. Both are doing this by applying their own properties in terms of frequenc<text:span text:style-name="T148">y</text:span>, waveform and volume.</text:p>
      <text:p text:style-name="P153">Set the oscillator wave form, frequency and amplitude for a given duration</text:p>
      <text:p text:style-name="P154"><text:span text:style-name="T28">osc</text:span> <text:span text:style-name="T149">[</text:span><text:span text:style-name="T125">main</text:span><text:span text:style-name="T149">|vco|fmo]</text:span> <text:span text:style-name="T28">set</text:span> <text:span text:style-name="T150">wave_str</text:span> <text:span text:style-name="T151">frequency amplitude </text:span><text:span text:style-name="T152">pause</text:span></text:p>
      <text:p text:style-name="P48" loext:marker-style-name="T49"><text:span text:style-name="T153">osc</text:span><text:span text:style-name="T49"> main </text:span><text:span text:style-name="T154">loop</text:span><text:span text:style-name="T49"> </text:span><text:span text:style-name="T155">[ </text:span><text:span text:style-name="T49">amp </text:span><text:span text:style-name="T155">#| freq #]</text:span></text:p>
      <text:p text:style-name="P155" loext:marker-style-name="T49"><text:span text:style-name="T155">o</text:span><text:span text:style-name="T49">sc </text:span><text:span text:style-name="T156">main</text:span><text:span text:style-name="T49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7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49">sine</text:p>
          </table:table-cell>
          <table:table-cell table:style-name="Waveform.C1" office:value-type="string">
            <text:p text:style-name="P163" loext:marker-style-name="T49"><text:span text:style-name="T158">Sine</text:span><text:span text:style-name="T159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49">SgnSin</text:p>
          </table:table-cell>
          <table:table-cell table:style-name="Waveform.C1" office:value-type="string">
            <text:p text:style-name="P164" loext:marker-style-name="T49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49">rectangle</text:p>
          </table:table-cell>
          <table:table-cell table:style-name="Waveform.C1" office:value-type="string">
            <text:p text:style-name="P164" loext:marker-style-name="T49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4" loext:marker-style-name="T49">Sawtooth<text:span text:style-name="T160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5" loext:marker-style-name="T49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49">triangle</text:p>
          </table:table-cell>
          <table:table-cell table:style-name="Waveform.C1" office:value-type="string">
            <text:p text:style-name="P165" loext:marker-style-name="T49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49">PMW</text:p>
          </table:table-cell>
          <table:table-cell table:style-name="Waveform.C1" office:value-type="string">
            <text:p text:style-name="P164" loext:marker-style-name="T49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49">random</text:p>
          </table:table-cell>
          <table:table-cell table:style-name="Waveform.C1" office:value-type="string">
            <text:p text:style-name="P164" loext:marker-style-name="T49">Random Noise</text:p>
          </table:table-cell>
        </table:table-row>
        <table:table-row table:style-name="Waveform.2">
          <table:table-cell table:style-name="Waveform.A1" office:value-type="string">
            <text:p text:style-name="P166">9</text:p>
          </table:table-cell>
          <table:table-cell table:style-name="Waveform.A1" office:value-type="string">
            <text:p text:style-name="P167" loext:marker-style-name="T49">delta</text:p>
          </table:table-cell>
          <table:table-cell table:style-name="Waveform.C1" office:value-type="string">
            <text:p text:style-name="P164" loext:marker-style-name="T49"/>
          </table:table-cell>
        </table:table-row>
      </table:table>
      <text:p text:style-name="P168"/>
      <text:p text:style-name="P169">The frequency should be in the range of 0 up to <text:span text:style-name="T161">max_frequency</text:span> [Hz]<text:span text:style-name="T162"> (see Glossary)</text:span><text:span text:style-name="T163">. Considering a sampling rate of 4</text:span><text:span text:style-name="T162">80</text:span><text:span text:style-name="T163">00 this mean, that a wave length is separated into </text:span><text:span text:style-name="T162">13</text:span><text:span text:style-name="T163"> or </text:span><text:span text:style-name="T162">14</text:span><text:span text:style-name="T163"> step values. This is not so much</text:span><text:span text:style-name="T161">, to describe a </text:span><text:span text:style-name="T164">standard </text:span><text:span text:style-name="T161">waveform</text:span><text:span text:style-name="T164"> or a complex one</text:span><text:span text:style-name="T161">.</text:span></text:p>
      <text:p text:style-name="P169">The amplitude is given in % of the total available amount ( 0 … 100)<text:span text:style-name="T152">%</text:span>.</text:p>
      <text:p text:style-name="P169"><text:soft-page-break/>The duration to hold the setting is given in seconds (0 … <text:span text:style-name="T161">30</text:span>)<text:span text:style-name="T161">, depending on the </text:span><text:span text:style-name="T152">memory</text:span><text:span text:style-name="T161"> size.</text:span></text:p>
      <text:p text:style-name="P170">Example: To change the frequency of<text:span text:style-name="T148"> the</text:span> <text:span text:style-name="T148">VCO</text:span> to the value of 500[Hz] <text:span text:style-name="T165">for 5 seconds</text:span><text:span text:style-name="T161"> using waveform </text:span><text:span text:style-name="T165"><text:s/></text:span><text:span text:style-name="T161">Signed Sign (2) </text:span>the entry </text:p>
      <text:p text:style-name="P171">osc vco set <text:span text:style-name="T166">sgnSin</text:span><text:span text:style-name="T161"> 500 80</text:span><text:span text:style-name="T167"> </text:span><text:span text:style-name="T168">5</text:span></text:p>
      <text:p text:style-name="P169"/>
      <text:p text:style-name="P170">One can set single aspects of the <text:span text:style-name="T169">main </text:span><text:span text:style-name="T5">oscillator</text:span> <text:span text:style-name="T5">by applying </text:span></text:p>
      <text:p text:style-name="P154"><text:span text:style-name="T28">osc</text:span> <text:span text:style-name="T170">[</text:span><text:span text:style-name="T125">main</text:span><text:span text:style-name="T171">|fmo|vco]</text:span> <text:span text:style-name="T172">set</text:span><text:span text:style-name="T173"> </text:span><text:span text:style-name="T174">[wf|freq|amp]</text:span><text:span text:style-name="T173"> value</text:span><text:span text:style-name="T151"> </text:span><text:span text:style-name="T173">[</text:span>duration<text:span text:style-name="T173">]</text:span></text:p>
      <text:p text:style-name="P126"><text:span text:style-name="T173">See also keyw</text:span><text:span text:style-name="T175">ord set for the same .</text:span></text:p>
      <text:p text:style-name="P127">set <text:span text:style-name="T176">vco</text:span> <text:span text:style-name="T176">wf</text:span> <text:span text:style-name="T177">Sine</text:span></text:p>
      <text:p text:style-name="P127">set <text:span text:style-name="T176">vco</text:span> freq <text:span text:style-name="T176">50</text:span>0</text:p>
      <text:p text:style-name="P127">set <text:span text:style-name="T176">vco</text:span> <text:span text:style-name="T176">amp</text:span> <text:span text:style-name="T176">8</text:span>0</text:p>
      <text:p text:style-name="P169"/>
      <text:p text:style-name="P169">will do this.<text:span text:style-name="T161"> See also set</text:span></text:p>
      <text:p text:style-name="P172">Another example</text:p>
      <text:p text:style-name="P48" loext:marker-style-name="T49"><text:span text:style-name="T50">osc main reset</text:span></text:p>
      <text:p text:style-name="P48" loext:marker-style-name="T49"><text:span text:style-name="T50">osc main set sgnSin 200 100 </text:span><text:span text:style-name="T51">auto</text:span></text:p>
      <text:p text:style-name="P48" loext:marker-style-name="T49"><text:span text:style-name="T50">osc main wf rectangle</text:span><text:span text:style-name="T50"/></text:p>
      <text:p text:style-name="P48" loext:marker-style-name="T49"><text:span text:style-name="T50">osc main loop freq 400 500</text:span><text:span text:style-name="T50"/></text:p>
      <text:p text:style-name="P173">pause key</text:p>
      <text:p text:style-name="P172"/>
      <text:h text:style-name="Heading_20_3" text:outline-level="3"><text:bookmark-start text:name="__RefHeading___Toc2992_3144746278"/>play<text:bookmark-end text:name="__RefHeading___Toc2992_3144746278"/></text:h>
      <text:p text:style-name="Text_20_body"><text:span text:style-name="T178">Set StA (#1) on with </text:span><text:span text:style-name="T179">a new output </text:span><text:span text:style-name="T178">volume .</text:span></text:p>
      <text:p text:style-name="P174"><text:span text:style-name="T178">play</text:span> <text:span text:style-name="T178">#1 </text:span><text:span text:style-name="T180">[</text:span><text:span text:style-name="T178">amp </text:span><text:span text:style-name="T180">#2|loop #</text:span><text:span text:style-name="T181">3</text:span><text:span text:style-name="T180">]</text:span></text:p>
      <text:p text:style-name="P17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5">play</text:p>
          </table:table-cell>
          <table:table-cell table:style-name="Table19.A1" office:value-type="string">
            <text:p text:style-name="P176">short description</text:p>
          </table:table-cell>
        </table:table-row>
        <table:table-row>
          <table:table-cell table:style-name="Table19.A1" office:value-type="string">
            <text:p text:style-name="P177">#<text:span text:style-name="T178">1</text:span></text:p>
          </table:table-cell>
          <table:table-cell table:style-name="Table19.A1" office:value-type="string">
            <text:p text:style-name="P178"><text:s/><text:span text:style-name="T178">StA id </text:span><text:span text:style-name="T182">(0..7)</text:span></text:p>
          </table:table-cell>
        </table:table-row>
        <table:table-row>
          <table:table-cell table:style-name="Table19.A1" office:value-type="string">
            <text:p text:style-name="P177"><text:span text:style-name="T183">a</text:span><text:span text:style-name="T178">mp </text:span><text:span text:style-name="T181">#2</text:span></text:p>
          </table:table-cell>
          <table:table-cell table:style-name="Table19.A1" office:value-type="string">
            <text:p text:style-name="P179"><text:span text:style-name="T183">C</text:span><text:span text:style-name="T182">hange the output volume of StA #1 </text:span><text:span text:style-name="T183">immediately to the value of #2 %</text:span><text:span text:style-name="T182"> </text:span></text:p>
          </table:table-cell>
        </table:table-row>
        <table:table-row>
          <table:table-cell table:style-name="Table19.A1" office:value-type="string">
            <text:p text:style-name="P180"><text:span text:style-name="T183">l</text:span>oop <text:span text:style-name="T181">#3</text:span></text:p>
          </table:table-cell>
          <table:table-cell table:style-name="Table19.A1" office:value-type="string">
            <text:p text:style-name="P181"><text:span text:style-name="T182">Change the output volume of StA #1 continuesly starting at the current output volume until the volume is #2 % . </text:span></text:p>
          </table:table-cell>
        </table:table-row>
      </table:table>
      <text:p text:style-name="P182"/>
      <text:h text:style-name="P183" text:outline-level="3"><text:bookmark-start text:name="__RefHeading___Toc1438_2624537896"/>Pause<text:bookmark-end text:name="__RefHeading___Toc1438_2624537896"/></text:h>
      <text:p text:style-name="P184">Set the timer (#) or event (auto, key)</text:p>
      <text:p text:style-name="P185">pause [<text:span text:style-name="T184">#</text:span>|auto|key]</text:p>
      <text:p text:style-name="P18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87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88"><text:s/>A number <text:span text:style-name="T185">less than</text:span> 30 to wait for <text:span text:style-name="T185">this </text:span>number<text:span text:style-name="T136"> of</text:span> seconds<text:span text:style-name="T185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88">wait for the number of seconds the note sentence <text:span text:style-name="T186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88">wait until the &lt;return&gt; key is pressed</text:p>
          </table:table-cell>
        </table:table-row>
      </table:table>
      <text:p text:style-name="P189"/>
      <text:p text:style-name="P190"><text:soft-page-break/>Example:</text:p>
      <text:p text:style-name="P185">pause 10<text:span text:style-name="T136"> # </text:span><text:span text:style-name="T184">Wait for 10 seconds, then continue.</text:span></text:p>
      <text:p text:style-name="P191">pause key # wait for &lt;return&gt; key</text:p>
      <text:p text:style-name="P191"/>
      <text:h text:style-name="P192" text:outline-level="3"><text:bookmark-start text:name="__RefHeading___Toc348_3722319505"/><text:span text:style-name="T187">r</text:span><text:span text:style-name="T188">andom</text:span><text:span text:style-name="T189"> /generate notes</text:span><text:bookmark-end text:name="__RefHeading___Toc348_3722319505"/></text:h>
      <text:h text:style-name="P193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94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96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97">a list of note values used to specify the constant part of a note sentence<text:span text:style-name="T95">. </text:span></text:p>
            <text:p text:style-name="P198">In addition the note literal "r" will be transform into a <text:span text:style-name="T190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98">Specifies the volume of a single note. Th<text:span text:style-name="T191">e volume</text:span> is <text:span text:style-name="T191">define</text:span> b<text:span text:style-name="T192">y</text:span> the number 0,1,2,..9<text:span text:style-name="T193"> and maps</text:span> to <text:span text:style-name="T191">a</text:span> volume of 0%<text:span text:style-name="T191">,</text:span> 10%,<text:span text:style-name="T191"> </text:span>20%, <text:span text:style-name="T191">... </text:span>90%. The default volume of a note is <text:span text:style-name="T192">80</text:span>%.<text:span text:style-name="T191"> </text:span></text:p>
            <text:p text:style-name="P199">Ex: the rhythm 7 means each note becomes a volume of 70%, </text:p>
            <text:p text:style-name="P199">then rhythm 69 means the volume cycle 60%90%60%90%60%90%... in the <text:span text:style-name="T190">note </text:span>sentence.</text:p>
            <text:p text:style-name="P200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98">A set of note names and note specifiers out of which random notes are generated.<text:span text:style-name="T193"> </text:span></text:p>
            <text:p text:style-name="P201">Remark: The more often one literal occurs in the list, the more likely it is this literal is chosen.</text:p>
            <text:p text:style-name="P202"><text:span text:style-name="T194">Valid characters are</text:span><text:span text:style-name="T195"> </text:span><text:span text:style-name="T194">notes</text:span><text:span text:style-name="T195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, / ' / .</text:p>
          </table:table-cell>
          <table:table-cell table:style-name="Table1.A1" office:value-type="string">
            <text:p text:style-name="P203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!c</text:p>
          </table:table-cell>
          <table:table-cell table:style-name="Table1.A1" office:value-type="string">
            <text:p text:style-name="P203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204">a sequence of note words <text:span text:style-name="T196">that can be a</text:span> constant, variable <text:span text:style-name="T196">or</text:span> pause<text:span text:style-name="T197">. These are denoted as c r and - . </text:span><text:span text:style-name="T190">c can consist of more than one word. r is always one word.</text:span></text:p>
            <text:p text:style-name="P204"><text:span text:style-name="T196">I</text:span><text:span text:style-name="T197">n addition one can duplicate a sentence</text:span><text:span text:style-name="T193"> and switch </text:span><text:span text:style-name="T198">a </text:span><text:span text:style-name="T193">single word within it</text:span><text:span text:style-name="T197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5"><text:span text:style-name="T196">sentence </text:span>character<text:span text:style-name="T196">s</text:span></text:p>
          </table:table-cell>
          <table:table-cell table:style-name="Table1.A1" office:value-type="string">
            <text:p text:style-name="P206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205">replace "c" by the con<text:span text:style-name="T199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205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207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207">insert the reverse constant </text:p>
          </table:table-cell>
        </table:table-row>
        <table:table-row>
          <table:table-cell table:style-name="Table1.A1" office:value-type="string">
            <text:p text:style-name="P208"/>
          </table:table-cell>
          <table:table-cell table:style-name="Table1.A1" office:value-type="string">
            <text:p text:style-name="P209"><text:span text:style-name="T200">W</text:span><text:span text:style-name="T201">ord</text:span>#, #<text:span text:style-name="T201">Sentence</text:span></text:p>
          </table:table-cell>
          <table:table-cell table:style-name="Table1.A1" office:value-type="string">
            <text:p text:style-name="P210">set the octave to # for the previous <text:span text:style-name="T201">W</text:span><text:span text:style-name="T200">ord</text:span>.<text:span text:style-name="T202">(cr)</text:span></text:p>
            <text:p text:style-name="P210"># at the <text:span text:style-name="T203">begin</text:span> of the <text:span text:style-name="T201">S</text:span><text:span text:style-name="T200">entence</text:span> <text:span text:style-name="T196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211">The <text:span text:style-name="T204">generated note sentence </text:span><text:span text:style-name="T198">including rhythm line </text:span><text:span text:style-name="T204">is store under the </text:span><text:span text:style-name="T205">user specified </text:span><text:span text:style-name="T204">name name.</text:span><text:span text:style-name="T206">nte</text:span><text:span text:style-name="T204"> </text:span>in the directory Synthesizer/var/auto</text:p>
          </table:table-cell>
          <table:covered-table-cell/>
        </table:table-row>
      </table:table>
      <text:p text:style-name="P212"/>
      <text:p text:style-name="P213"/>
      <text:p text:style-name="P213">Example<text:span text:style-name="T207">:</text:span></text:p>
      <text:p text:style-name="P48" loext:marker-style-name="T49"><text:span text:style-name="T208">osc main mute</text:span></text:p>
      <text:p text:style-name="P48" loext:marker-style-name="T49"><text:soft-page-break/><text:span text:style-name="T50">CONSTANT <text:tab/>= |2(ACD)-(ACE)-(BDF)-(BDG).</text:span><text:span text:style-name="T50"/></text:p>
      <text:p text:style-name="P48" loext:marker-style-name="T49"><text:span text:style-name="T50">RYTHM<text:tab/>= 9789</text:span></text:p>
      <text:p text:style-name="P48" loext:marker-style-name="T49"><text:span text:style-name="T50">VARIABLE<text:tab/>= (AC</text:span><text:span text:style-name="T209">'D)(AC'</text:span><text:span text:style-name="T50">E)(BD</text:span><text:span text:style-name="T209">'F)(BD'</text:span><text:span text:style-name="T50">G)</text:span><text:span text:style-name="T210">G</text:span></text:p>
      <text:p text:style-name="P48" loext:marker-style-name="T49"><text:span text:style-name="T50">SENTENCE <text:tab/>= crr-:S12</text:span><text:span text:style-name="T50"/></text:p>
      <text:p text:style-name="P48" loext:marker-style-name="T49"><text:span text:style-name="T50">FILENAME <text:tab/>= lead</text:span></text:p>
      <text:p text:style-name="P48" loext:marker-style-name="T49"><text:span text:style-name="T50">INSTR. <text:tab/>= piano</text:span></text:p>
      <text:p text:style-name="P48" loext:marker-style-name="T49"><text:span text:style-name="T50">STORAGE<text:tab/>= 2</text:span></text:p>
      <text:p text:style-name="P49" loext:marker-style-name="T49"/>
      <text:p text:style-name="P48" loext:marker-style-name="T49"><text:span text:style-name="T50">Random CONSTANT RYTHM VARIABLE SENTENCE FILENAME</text:span><text:span text:style-name="T50"/></text:p>
      <text:p text:style-name="P48" loext:marker-style-name="T49"><text:span text:style-name="T50">Add INSTR. FILENAME STORAGE </text:span><text:span text:style-name="T51">auto</text:span></text:p>
      <text:p text:style-name="P48" loext:marker-style-name="T49"><text:span text:style-name="T50">play STORAGE amp 100</text:span><text:span text:style-name="T50"/></text:p>
      <text:p text:style-name="P214" loext:marker-style-name="T49">pause key</text:p>
      <text:p text:style-name="P215"><text:span text:style-name="T211"/></text:p>
      <text:p text:style-name="P213">constant part c = |2(AC)r(DE)G|3(AC)c(DC). </text:p>
      <text:p text:style-name="P213">variable note words denoted as "r" in the sentence crr- are generated out of the list c-fgCDA.'',,</text:p>
      <text:p text:style-name="P213">The note sentence <text:s/>crr-<text:span text:style-name="T212"> </text:span>is again duplicated by swapping word 1 and 2.</text:p>
      <text:p text:style-name="P213">The resulting note sentence crr-r<text:span text:style-name="T212">c</text:span>r- is stored in the file Synthesizer/var/auto/lead.kbd</text:p>
      <text:p text:style-name="P213">Remark: The sections are separated by spaces or tabs. That means that a space within a section may result in a <text:span text:style-name="T213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14"> / store sound</text:span><text:bookmark-end text:name="__RefHeading___Toc2994_3144746278"/></text:h>
      <text:p text:style-name="P216">There are 8<text:span text:style-name="T215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7">StA Id</text:p>
          </table:table-cell>
          <table:table-cell table:style-name="Table13.A1" office:value-type="string">
            <text:p text:style-name="P217">short description</text:p>
          </table:table-cell>
          <table:table-cell table:style-name="Table13.A1" office:value-type="string">
            <text:p text:style-name="P217">max duration</text:p>
          </table:table-cell>
        </table:table-row>
        <table:table-row>
          <table:table-cell table:style-name="Table13.A1" office:value-type="string">
            <text:p text:style-name="P218">0...<text:span text:style-name="T216">3</text:span></text:p>
          </table:table-cell>
          <table:table-cell table:style-name="Table13.A1" office:value-type="string">
            <text:p text:style-name="P218">User defined</text:p>
          </table:table-cell>
          <table:table-cell table:style-name="Table13.A1" office:value-type="string">
            <text:p text:style-name="P218">30 sec</text:p>
          </table:table-cell>
        </table:table-row>
        <table:table-row>
          <table:table-cell table:style-name="Table13.A1" office:value-type="string">
            <text:p text:style-name="P219">4</text:p>
          </table:table-cell>
          <table:table-cell table:style-name="Table13.A1" office:value-type="string">
            <text:p text:style-name="P219">Instrument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9">5</text:p>
          </table:table-cell>
          <table:table-cell table:style-name="Table13.A1" office:value-type="string">
            <text:p text:style-name="P219">Keyboard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8">6</text:p>
          </table:table-cell>
          <table:table-cell table:style-name="Table13.A1" office:value-type="string">
            <text:p text:style-name="P218"><text:span text:style-name="T217">temp storage of </text:span>note<text:span text:style-name="T217">s</text:span> sound</text:p>
          </table:table-cell>
          <table:table-cell table:style-name="Table13.A1" office:value-type="string">
            <text:p text:style-name="P218">1 sec</text:p>
          </table:table-cell>
        </table:table-row>
        <table:table-row>
          <table:table-cell table:style-name="Table13.A1" office:value-type="string">
            <text:p text:style-name="P218">7</text:p>
          </table:table-cell>
          <table:table-cell table:style-name="Table13.A1" office:value-type="string">
            <text:p text:style-name="P218">wav<text:span text:style-name="T218">-</text:span>file <text:span text:style-name="T218">storage</text:span></text:p>
          </table:table-cell>
          <table:table-cell table:style-name="Table13.A1" office:value-type="string">
            <text:p text:style-name="P218">180 sec</text:p>
          </table:table-cell>
        </table:table-row>
      </table:table>
      <text:p text:style-name="P220"><text:span text:style-name="T219">Note: </text:span>The max duration is limited by the reserved <text:s/>storage size.</text:p>
      <text:p text:style-name="P216">The following command<text:span text:style-name="T220">s</text:span> manage the content of <text:span text:style-name="T215">the StA</text:span> 0...6</text:p>
      <text:p text:style-name="P221">rec [ <text:span text:style-name="T219">notes </text:span><text:span text:style-name="T221">#1 </text:span><text:span text:style-name="T219">| </text:span>store <text:span text:style-name="T222">#1</text:span>| amp <text:span text:style-name="T221">#1 #2</text:span>| stop <text:span text:style-name="T223">#1</text:span>| play free] </text:p>
      <text:p text:style-name="P221">| mute <text:span text:style-name="T222">#1</text:span>| clear <text:span text:style-name="T224">#1</text:span><text:span text:style-name="T219"> </text:span><text:span text:style-name="T225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2">rec</text:p>
          </table:table-cell>
          <table:table-cell table:style-name="Table14.A1" office:value-type="string">
            <text:p text:style-name="P222">keyword</text:p>
          </table:table-cell>
        </table:table-row>
        <table:table-row>
          <table:table-cell table:style-name="Table14.A1" office:value-type="string">
            <text:p text:style-name="P223">#1</text:p>
          </table:table-cell>
          <table:table-cell table:style-name="Table14.A1" office:value-type="string">
            <text:p text:style-name="P223"><text:span text:style-name="T215">StA</text:span> id 0...<text:span text:style-name="T226">7</text:span></text:p>
          </table:table-cell>
        </table:table-row>
        <table:table-row>
          <table:table-cell table:style-name="Table14.A1" office:value-type="string">
            <text:p text:style-name="P223">#2</text:p>
          </table:table-cell>
          <table:table-cell table:style-name="Table14.A1" office:value-type="string">
            <text:p text:style-name="P223">volume 0...100</text:p>
          </table:table-cell>
        </table:table-row>
        <table:table-row>
          <table:table-cell table:style-name="Table14.A1" office:value-type="string">
            <text:p text:style-name="P224">#3</text:p>
          </table:table-cell>
          <table:table-cell table:style-name="Table14.A1" office:value-type="string">
            <text:p text:style-name="P224">loop step 0...100</text:p>
          </table:table-cell>
        </table:table-row>
        <table:table-row>
          <table:table-cell table:style-name="Table14.A1" office:value-type="string">
            <text:p text:style-name="P222">store #1</text:p>
          </table:table-cell>
          <table:table-cell table:style-name="Table14.A1" office:value-type="string">
            <text:p text:style-name="P225">store the current output of free and notes <text:span text:style-name="T227">to </text:span><text:span text:style-name="T215">StA</text:span><text:span text:style-name="T227"> #1</text:span></text:p>
          </table:table-cell>
        </table:table-row>
        <table:table-row>
          <table:table-cell table:style-name="Table14.A1" office:value-type="string">
            <text:p text:style-name="P226">amp #1 #2 </text:p>
          </table:table-cell>
          <table:table-cell table:style-name="Table14.A1" office:value-type="string">
            <text:p text:style-name="P227">replay sound of <text:span text:style-name="T215">StA</text:span> #1 with volume #2</text:p>
          </table:table-cell>
        </table:table-row>
        <table:table-row>
          <table:table-cell table:style-name="Table14.A1" office:value-type="string">
            <text:p text:style-name="P226">stop #1</text:p>
          </table:table-cell>
          <table:table-cell table:style-name="Table14.A1" office:value-type="string">
            <text:p text:style-name="P227">stop recording on <text:span text:style-name="T215">StA</text:span> #1</text:p>
          </table:table-cell>
        </table:table-row>
        <table:table-row>
          <table:table-cell table:style-name="Table14.A1" office:value-type="string">
            <text:p text:style-name="P226">notes #1</text:p>
          </table:table-cell>
          <table:table-cell table:style-name="Table14.A1" office:value-type="string">
            <text:p text:style-name="P227"><text:span text:style-name="T228">translate note sentence </text:span>in background<text:span text:style-name="T228">, generate sound, store sound in StA #1</text:span><text:span text:style-name="T229"> </text:span><text:span text:style-name="T228">(all in one command).</text:span></text:p>
          </table:table-cell>
        </table:table-row>
        <table:table-row>
          <table:table-cell table:style-name="Table14.A1" office:value-type="string">
            <text:p text:style-name="P226">play free</text:p>
          </table:table-cell>
          <table:table-cell table:style-name="Table14.A1" office:value-type="string">
            <text:p text:style-name="P22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26">mute #1</text:p>
          </table:table-cell>
          <table:table-cell table:style-name="Table14.A1" office:value-type="string">
            <text:p text:style-name="P227">mute <text:span text:style-name="T215">StA</text:span> #1</text:p>
          </table:table-cell>
        </table:table-row>
        <table:table-row>
          <table:table-cell table:style-name="Table14.A1" office:value-type="string">
            <text:p text:style-name="P226">clear #1</text:p>
          </table:table-cell>
          <table:table-cell table:style-name="Table14.A1" office:value-type="string">
            <text:p text:style-name="P227">delete the content of <text:span text:style-name="T215">StA</text:span> #1</text:p>
          </table:table-cell>
        </table:table-row>
        <table:table-row>
          <table:table-cell table:style-name="Table14.A1" office:value-type="string">
            <text:p text:style-name="P229">loop #1 #2 #3</text:p>
          </table:table-cell>
          <table:table-cell table:style-name="Table14.A1" office:value-type="string">
            <text:p text:style-name="P230">replay sound of StA #1 with current volume decreased or increased by volume step #3 until the volume reaches volume #2<text:span text:style-name="T230">. </text:span></text:p>
            <text:p text:style-name="P231">Note: The step is always positve &gt;0 . The direction will be calculated from the difference #2 - current volume.</text:p>
          </table:table-cell>
        </table:table-row>
      </table:table>
      <text:p text:style-name="P226"/>
      <text:p text:style-name="P232">Example<text:span text:style-name="T231"> base scenario see add command (background mode) or</text:span><text:span text:style-name="T229">,</text:span><text:span text:style-name="T231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49"><text:span text:style-name="T50">osc main mute</text:span></text:p>
          </table:table-cell>
          <table:table-cell table:style-name="Table15.A1" office:value-type="string">
            <text:p text:style-name="P233">otherwise you will <text:span text:style-name="T232">store </text:span>one sec. osc main sound, one second note sound and so forth<text:span text:style-name="T232">.</text:span><text:span text:style-name="T233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instrument load drums</text:span></text:p>
          </table:table-cell>
          <table:table-cell table:style-name="Table15.A1" office:value-type="string">
            <text:p text:style-name="P233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load rhythm</text:span></text:p>
          </table:table-cell>
          <table:table-cell table:style-name="Table15.A1" office:value-type="string">
            <text:p text:style-name="P233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n 100</text:span></text:p>
          </table:table-cell>
          <table:table-cell table:style-name="Table15.A1" office:value-type="string">
            <text:p text:style-name="P233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re 1</text:span></text:p>
          </table:table-cell>
          <table:table-cell table:style-name="Table15.A1" office:value-type="string">
            <text:p text:style-name="P23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auto</text:span></text:p>
          </table:table-cell>
          <table:table-cell table:style-name="Table15.A1" office:value-type="string">
            <text:p text:style-name="P234">wait for some seconds<text:span text:style-name="T227"> (</text:span>note sentence duration<text:span text:style-name="T227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p 1</text:span></text:p>
          </table:table-cell>
          <table:table-cell table:style-name="Table15.A1" office:value-type="string">
            <text:p text:style-name="P23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ff</text:span></text:p>
          </table:table-cell>
          <table:table-cell table:style-name="Table15.A1" office:value-type="string">
            <text:p text:style-name="P233">switch note generating off</text:p>
          </table:table-cell>
        </table:table-row>
        <text:soft-page-break/>
        <table:table-row table:style-name="Table15.2">
          <table:table-cell table:style-name="Table15.A1" office:value-type="string">
            <text:p text:style-name="P48" loext:marker-style-name="T49"><text:span text:style-name="T50">rec amp 1 100</text:span></text:p>
          </table:table-cell>
          <table:table-cell table:style-name="Table15.A1" office:value-type="string">
            <text:p text:style-name="P23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key</text:span></text:p>
          </table:table-cell>
          <table:table-cell table:style-name="Table15.A1" office:value-type="string">
            <text:p text:style-name="P236">as long as wanted</text:p>
          </table:table-cell>
        </table:table-row>
      </table:table>
      <text:p text:style-name="P48" loext:marker-style-name="T49"><text:span text:style-name="T50"/></text:p>
      <text:p text:style-name="P237">Note on storage: The storage is additive until cleared<text:span text:style-name="T234">, so that one can append tracks </text:span><text:span text:style-name="T235">to</text:span><text:span text:style-name="T234"> on</text:span><text:span text:style-name="T235">e</text:span><text:span text:style-name="T234"> </text:span><text:span text:style-name="T215">StA</text:span><text:span text:style-name="T234">.</text:span></text:p>
      <text:h text:style-name="Heading_20_3" text:outline-level="3"><text:bookmark-start text:name="__RefHeading___Toc2996_3144746278"/><text:span text:style-name="T236">R</text:span>ecord<text:span text:style-name="T237"> / to file </text:span><text:bookmark-end text:name="__RefHeading___Toc2996_3144746278"/></text:h>
      <text:p text:style-name="P238">record current sound track to a wav and a<text:span text:style-name="T238">n</text:span> mp3 file </text:p>
      <text:p text:style-name="P132"><text:span text:style-name="T237">record | file #1 | stop #2 | play #2 #1 </text:span><text:span text:style-name="T238">| loop amp #3 ]</text:span></text:p>
      <text:p text:style-name="P23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0">record</text:p>
          </table:table-cell>
          <table:table-cell table:style-name="Table18.A1" office:value-type="string">
            <text:p text:style-name="P241">short description</text:p>
          </table:table-cell>
        </table:table-row>
        <table:table-row>
          <table:table-cell table:style-name="Table18.A1" office:value-type="string">
            <text:p text:style-name="P240">file #1</text:p>
          </table:table-cell>
          <table:table-cell table:style-name="Table18.A1" office:value-type="string">
            <text:p text:style-name="P242">record <text:span text:style-name="T239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40">stop #2</text:p>
          </table:table-cell>
          <table:table-cell table:style-name="Table18.A1" office:value-type="string">
            <text:p text:style-name="P242">store to file<text:span text:style-name="T240"> </text:span>var/wav/synthesizer#2.wav and var/wav/synthesizer.mp3</text:p>
            <text:p text:style-name="P243">Note: The mp3 file will be overwritten<text:span text:style-name="T241">!</text:span></text:p>
          </table:table-cell>
        </table:table-row>
        <table:table-row>
          <table:table-cell table:style-name="Table18.A1" office:value-type="string">
            <text:p text:style-name="P240">play #2 #1</text:p>
          </table:table-cell>
          <table:table-cell table:style-name="Table18.A1" office:value-type="string">
            <text:p text:style-name="P2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40">loop amp #3</text:p>
          </table:table-cell>
          <table:table-cell table:style-name="Table18.A1" office:value-type="string">
            <text:p text:style-name="P243">dim <text:span text:style-name="T242">the record volume</text:span> from current volume to #3</text:p>
          </table:table-cell>
        </table:table-row>
      </table:table>
      <text:p text:style-name="P239"><text:s/></text:p>
      <text:p text:style-name="P244">Example:</text:p>
      <text:p text:style-name="P245">RECFILE = 77</text:p>
      <text:p text:style-name="P246">record file 10 </text:p>
      <text:p text:style-name="P246">stop <text:span text:style-name="T239">RECFILE</text:span></text:p>
      <text:p text:style-name="P246">play <text:span text:style-name="T239">RECFILE</text:span> 5</text:p>
      <text:p text:style-name="P245">text record file synthesizer77.wav</text:p>
      <text:p text:style-name="P246">pause key</text:p>
      <text:p text:style-name="P246"/>
      <text:h text:style-name="Heading_20_3" text:outline-level="3"><text:bookmark-start text:name="__RefHeading___Toc2998_3144746278"/><text:span text:style-name="T243">R</text:span>eturn<text:span text:style-name="T244"> / from subroutine</text:span><text:bookmark-end text:name="__RefHeading___Toc2998_3144746278"/></text:h>
      <text:p text:style-name="P247"><text:span text:style-name="T244">keyword return, </text:span>see <text:span text:style-name="T245">keyword </text:span>call</text:p>
      <text:h text:style-name="P248" text:outline-level="3"><text:bookmark-start text:name="__RefHeading___Toc1436_2624537896"/>Set<text:bookmark-end text:name="__RefHeading___Toc1436_2624537896"/></text:h>
      <text:p text:style-name="P127">set [octave+ | octave<text:span text:style-name="T246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49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47">+</text:span></text:p>
          </table:table-cell>
          <table:table-cell table:style-name="Table9.A1" office:value-type="string">
            <text:p text:style-name="P250">increases the base_octave <text:span text:style-name="T247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51">decreases the base_octave by one<text:span text:style-name="T248">,</text:span> <text:span text:style-name="T248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52">set the property <text:span text:style-name="T249">[freq|wf|amp]</text:span> of oscillator main <text:span text:style-name="T249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52">set the property <text:span text:style-name="T249">[freq|wf|amp]</text:span> of oscillator vco <text:span text:style-name="T249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52">set the property <text:span text:style-name="T249">[freq|wf|amp]</text:span> of oscillator fmo <text:span text:style-name="T249"><text:s/>to value # </text:span></text:p>
          </table:table-cell>
        </table:table-row>
      </table:table>
      <text:p text:style-name="P126"/>
      <text:p text:style-name="P126">Example</text:p>
      <text:p text:style-name="P127">set main freq 120</text:p>
      <text:p text:style-name="P253">set the frequency of the main oscillator to 120 Hz.</text:p>
      <text:h text:style-name="Heading_20_3" text:outline-level="3"><text:bookmark-start text:name="__RefHeading___Toc3000_3144746278"/><text:soft-page-break/>start<text:bookmark-end text:name="__RefHeading___Toc3000_3144746278"/></text:h>
      <text:p text:style-name="P254">star<text:span text:style-name="T250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49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55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55">shared memory key must be identical for both servers<text:span text:style-name="T251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55">wait until next process step, to manage potential synchronization issues.</text:p>
            <text:p text:style-name="P256">delay takes default "key" see pause</text:p>
          </table:table-cell>
        </table:table-row>
      </table:table>
      <text:p text:style-name="P254"/>
      <text:p text:style-name="P254">Example: </text:p>
      <text:p text:style-name="Preformatted_20_Text">call :startserver</text:p>
      <text:p text:style-name="P254"/>
      <text:p text:style-name="P254">lib.inc</text:p>
      <text:p text:style-name="P48" loext:marker-style-name="T49"><text:span text:style-name="T50">:startserver</text:span></text:p>
      <text:p text:style-name="P48" loext:marker-style-name="T49"><text:span text:style-name="T50">start <text:tab/>AudioServer 10000 0</text:span><text:span text:style-name="T50"/></text:p>
      <text:p text:style-name="P48" loext:marker-style-name="T49"><text:span text:style-name="T50">start <text:tab/>Synthesizer 10000 3</text:span><text:span text:style-name="T50"/></text:p>
      <text:p text:style-name="P48" loext:marker-style-name="T252"><text:span text:style-name="T51">return</text:span></text:p>
      <text:p text:style-name="P48" loext:marker-style-name="T252"><text:span text:style-name="T51"/></text:p>
      <text:h text:style-name="Heading_20_3" text:outline-level="3"><text:bookmark-start text:name="__RefHeading___Toc3002_3144746278"/>stop<text:bookmark-end text:name="__RefHeading___Toc3002_3144746278"/></text:h>
      <text:p text:style-name="P257">stop composer subprocesses.</text:p>
      <text:p text:style-name="P257"/>
      <text:p text:style-name="P257"/>
      <text:h text:style-name="P258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53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9">Synthesizer/bin</text:p>
          </table:table-cell>
          <table:table-cell table:style-name="Table5.A1" office:value-type="string">
            <text:p text:style-name="P260">Executable</text:p>
          </table:table-cell>
        </table:table-row>
        <table:table-row>
          <table:table-cell table:style-name="Table5.A1" office:value-type="string">
            <text:p text:style-name="P259">Synthesizer/doc</text:p>
          </table:table-cell>
          <table:table-cell table:style-name="Table5.A1" office:value-type="string">
            <text:p text:style-name="P260">Documentation</text:p>
          </table:table-cell>
        </table:table-row>
        <table:table-row>
          <table:table-cell table:style-name="Table5.A1" office:value-type="string">
            <text:p text:style-name="P259">Synthesizer/etc</text:p>
          </table:table-cell>
          <table:table-cell table:style-name="Table5.A1" office:value-type="string">
            <text:p text:style-name="P260">Configuration</text:p>
          </table:table-cell>
        </table:table-row>
        <table:table-row>
          <table:table-cell table:style-name="Table5.A1" office:value-type="string">
            <text:p text:style-name="P259">Synthesizer/etc<text:span text:style-name="T254">/Instruments</text:span></text:p>
          </table:table-cell>
          <table:table-cell table:style-name="Table5.A1" office:value-type="string">
            <text:p text:style-name="P260">Inst<text:span text:style-name="T62">r</text:span>ument files and instrument search path</text:p>
          </table:table-cell>
        </table:table-row>
        <table:table-row>
          <table:table-cell table:style-name="Table5.A1" office:value-type="string">
            <text:p text:style-name="P259">Synthesizer/etc<text:span text:style-name="T254">/include</text:span></text:p>
          </table:table-cell>
          <table:table-cell table:style-name="Table5.A1" office:value-type="string">
            <text:p text:style-name="P260">main.synth and include search path</text:p>
          </table:table-cell>
        </table:table-row>
        <table:table-row>
          <table:table-cell table:style-name="Table5.A1" office:value-type="string">
            <text:p text:style-name="P259">Synthesizer/etc<text:span text:style-name="T254">/Notes</text:span></text:p>
          </table:table-cell>
          <table:table-cell table:style-name="Table5.A1" office:value-type="string">
            <text:p text:style-name="P260">Note files and note search path</text:p>
          </table:table-cell>
        </table:table-row>
        <table:table-row>
          <table:table-cell table:style-name="Table5.A1" office:value-type="string">
            <text:p text:style-name="P259">Synthesizer/lib</text:p>
          </table:table-cell>
          <table:table-cell table:style-name="Table5.A1" office:value-type="string">
            <text:p text:style-name="P260">check point shared memory dump location</text:p>
          </table:table-cell>
        </table:table-row>
        <table:table-row>
          <table:table-cell table:style-name="Table5.A1" office:value-type="string">
            <text:p text:style-name="P259">Synthesizer/tmp</text:p>
          </table:table-cell>
          <table:table-cell table:style-name="Table5.A1" office:value-type="string">
            <text:p text:style-name="P260">audio raw file dump location</text:p>
          </table:table-cell>
        </table:table-row>
        <table:table-row>
          <table:table-cell table:style-name="Table5.A1" office:value-type="string">
            <text:p text:style-name="P259">Synthesizer/var</text:p>
          </table:table-cell>
          <table:table-cell table:style-name="Table5.A1" office:value-type="string">
            <text:p text:style-name="P260">variable synthesizer data</text:p>
          </table:table-cell>
        </table:table-row>
        <table:table-row>
          <table:table-cell table:style-name="Table5.A1" office:value-type="string">
            <text:p text:style-name="P259">Synthesizer/var/auto</text:p>
          </table:table-cell>
          <table:table-cell table:style-name="Table5.A1" office:value-type="string">
            <text:p text:style-name="P260">random notes and notes search path</text:p>
          </table:table-cell>
        </table:table-row>
        <table:table-row>
          <table:table-cell table:style-name="Table5.A1" office:value-type="string">
            <text:p text:style-name="P259">Synthesizer/var/log</text:p>
          </table:table-cell>
          <table:table-cell table:style-name="Table5.A1" office:value-type="string">
            <text:p text:style-name="P260">Synthesizer cumulated log</text:p>
          </table:table-cell>
        </table:table-row>
        <table:table-row>
          <table:table-cell table:style-name="Table5.A1" office:value-type="string">
            <text:p text:style-name="P259">Synthesizer/var/wav</text:p>
          </table:table-cell>
          <table:table-cell table:style-name="Table5.A1" office:value-type="string">
            <text:p text:style-name="P260">mp3 and wav files and external input files search directory</text:p>
          </table:table-cell>
        </table:table-row>
      </table:table>
      <text:p text:style-name="P261"/>
      <text:h text:style-name="P262" text:outline-level="3"><text:bookmark-start text:name="__RefHeading___Toc2264_2117524140"/>Full Example<text:bookmark-end text:name="__RefHeading___Toc2264_2117524140"/></text:h>
      <text:p text:style-name="P263">play two instrument with randomly generated notes</text:p>
      <text:p text:style-name="P264" loext:marker-style-name="T49"><text:span text:style-name="T50"># switch off main oscillator</text:span><text:span text:style-name="T255"> (notes only, no free run)</text:span></text:p>
      <text:p text:style-name="P265" loext:marker-style-name="T49"><text:span text:style-name="T50">osc main mute</text:span></text:p>
      <text:p text:style-name="P264" loext:marker-style-name="T49"><text:span text:style-name="T50"># generate random notes with constant random and switched part</text:span><text:span text:style-name="T255"> and</text:span></text:p>
      <text:p text:style-name="P266" loext:marker-style-name="T49"><text:span text:style-name="T50"># store to notes file lead.kbd</text:span></text:p>
      <text:p text:style-name="P265" loext:marker-style-name="T49"><text:span text:style-name="T50">random |2(AC)r(DE)G|3(AC)c(DC). 9789 c-fgCDA.'',, crr-:S12 lead</text:span></text:p>
      <text:p text:style-name="P264" loext:marker-style-name="T49"><text:span text:style-name="T50"># store piano sound with notes </text:span><text:span text:style-name="T256">from file lead </text:span><text:span text:style-name="T50">to memory 3</text:span></text:p>
      <text:p text:style-name="P267">add piano lead 3 </text:p>
      <text:p text:style-name="P268"># store saxophone sound with notes <text:span text:style-name="T257">from file lead </text:span>to memory 0</text:p>
      <text:p text:style-name="P265" loext:marker-style-name="T49"><text:span text:style-name="T50">add Saxophone lead 0 </text:span></text:p>
      <text:p text:style-name="P264" loext:marker-style-name="T49"><text:span text:style-name="T50"># play memory 3 with amplitude 60%</text:span></text:p>
      <text:p text:style-name="P265" loext:marker-style-name="T49"><text:span text:style-name="T50">play 3 amp 60</text:span></text:p>
      <text:p text:style-name="P264" loext:marker-style-name="T49"><text:span text:style-name="T50"># wait for 1 second</text:span></text:p>
      <text:p text:style-name="P265" loext:marker-style-name="T49"><text:span text:style-name="T50">pause 1</text:span></text:p>
      <text:p text:style-name="P264" loext:marker-style-name="T49"><text:span text:style-name="T50"># play memory 0 with amplitude 60%</text:span></text:p>
      <text:p text:style-name="P265" loext:marker-style-name="T49"><text:span text:style-name="T50">play 0 amp 60</text:span></text:p>
      <text:p text:style-name="P264" loext:marker-style-name="T49"><text:span text:style-name="T50"># wait for </text:span><text:span text:style-name="T256">the</text:span><text:span text:style-name="T50"> return key </text:span><text:span text:style-name="T258">being</text:span><text:span text:style-name="T50"> pressed</text:span></text:p>
      <text:p text:style-name="P265" loext:marker-style-name="T252"><text:span text:style-name="T50">pause key</text:span></text:p>
      <text:p text:style-name="P265" loext:marker-style-name="T252"><text:span text:style-name="T50"/></text:p>
      <text:h text:style-name="Heading_20_3" text:outline-level="3"><text:bookmark-start text:name="__RefHeading___Toc3004_3144746278"/>3rd party products<text:bookmark-end text:name="__RefHeading___Toc3004_3144746278"/></text:h>
      <text:p text:style-name="P269">RtAudio<text:span text:style-name="T259"> library from github: https://github.com/rstudio/rstudio</text:span></text:p>
      <text:p text:style-name="P270">ffmpeg in order to convert wav to mp3 files,</text:p>
      <text:p text:style-name="P270">id3tool in order to add metadata to mp3 files</text:p>
      <text:p text:style-name="P271">xterm terminal application</text:p>
      <text:p text:style-name="Text_20_body">section is incomplete</text:p>
      <text:h text:style-name="P272" text:outline-level="3"><text:bookmark-start text:name="__RefHeading___Toc3006_3144746278"/><text:soft-page-break/>Installation<text:bookmark-end text:name="__RefHeading___Toc3006_3144746278"/></text:h>
      <text:p text:style-name="P273">Unpack provided archive<text:span text:style-name="T260">. It contains a binary distribution. </text:span><text:s/>change into the bin directory. Start script </text:p>
      <text:p text:style-name="P274">oceansetup.sh</text:p>
      <text:p text:style-name="P275"/>
      <text:p text:style-name="P275">A typical session looks as follows:</text:p>
      <text:p text:style-name="P274">sirius@rio:~/OceanBase/bin$ ./oceansetup.sh </text:p>
      <text:p text:style-name="P276">using OCEANDIR=/home/sirius/OceanBase</text:p>
      <text:p text:style-name="P276">using architecture aarch64</text:p>
      <text:p text:style-name="P276">having binaries AudioServer Composer OceanGUI Synthesizer comstack rtsp</text:p>
      <text:p text:style-name="P276">executing ln -s aarch64/AudioServer AudioServer</text:p>
      <text:p text:style-name="P276">executing ln -s aarch64/Composer Composer</text:p>
      <text:p text:style-name="P276">executing ln -s aarch64/OceanGUI OceanGUI</text:p>
      <text:p text:style-name="P276">executing ln -s aarch64/Synthesizer Synthesizer</text:p>
      <text:p text:style-name="P276">executing ln -s aarch64/comstack comstack</text:p>
      <text:p text:style-name="P276">executing ln -s aarch64/rtsp rtsp</text:p>
      <text:p text:style-name="P276">generating ocean.rc</text:p>
      <text:p text:style-name="P276">updating /home/sirius/.bashrc</text:p>
      <text:p text:style-name="P276"><text:span text:style-name="T28">sirius@rio:~/OceanBase/bin$ . ../etc/ocean.rc</text:span> </text:p>
      <text:p text:style-name="P277"/>
      <text:p text:style-name="P277">In the last line you will call the generated environment script for the search path to the binary directory. The execution 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61">S</text:span>ummary of<text:span text:style-name="T46"> sndlab specific</text:span><text:span text:style-name="T262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8">FMO</text:p>
          </table:table-cell>
          <table:table-cell table:style-name="Table3.A1" office:value-type="string">
            <text:p text:style-name="P278">Frequency Modulating Oscillator<text:span text:style-name="T263"> / connected to Main</text:span></text:p>
          </table:table-cell>
        </table:table-row>
        <table:table-row>
          <table:table-cell table:style-name="Table3.A1" office:value-type="string">
            <text:p text:style-name="P279">Hz</text:p>
          </table:table-cell>
          <table:table-cell table:style-name="Table3.A1" office:value-type="string">
            <text:p text:style-name="P280">frequency<text:span text:style-name="T264"> unit</text:span> <text:span text:style-name="T265">/ Oscillations per sec.</text:span></text:p>
          </table:table-cell>
        </table:table-row>
        <table:table-row>
          <table:table-cell table:style-name="Table3.A1" office:value-type="string">
            <text:p text:style-name="P281">OSC<text:span text:style-name="T266">, main</text:span></text:p>
          </table:table-cell>
          <table:table-cell table:style-name="Table3.A1" office:value-type="string">
            <text:p text:style-name="P282"><text:span text:style-name="T267">Main </text:span><text:span text:style-name="T264">Osc</text:span><text:span text:style-name="T267">illator</text:span><text:span text:style-name="T264"> that </text:span>generates the audio out data.</text:p>
          </table:table-cell>
        </table:table-row>
        <table:table-row>
          <table:table-cell table:style-name="Table3.A1" office:value-type="string">
            <text:p text:style-name="P283">max frequency</text:p>
          </table:table-cell>
          <table:table-cell table:style-name="Table3.A1" office:value-type="string">
            <text:p text:style-name="P284">‪=55<text:span text:style-name="T268">[Hz] </text:span>*<text:span text:style-name="T268"> </text:span>2⁶<text:span text:style-name="T268"> </text:span>=<text:span text:style-name="T268"> </text:span>3520[Hz] =&gt; max octave is 5‬</text:p>
          </table:table-cell>
        </table:table-row>
        <table:table-row>
          <table:table-cell table:style-name="Table3.A1" office:value-type="string">
            <text:p text:style-name="P283">max <text:span text:style-name="T269">octave</text:span></text:p>
          </table:table-cell>
          <table:table-cell table:style-name="Table3.A1" office:value-type="string">
            <text:p text:style-name="P284">max octave is 5‬<text:span text:style-name="T269">, so that 55*2⁵*(1+1)=3520 (max_frequency)</text:span></text:p>
          </table:table-cell>
        </table:table-row>
        <table:table-row>
          <table:table-cell table:style-name="Table3.A1" office:value-type="string">
            <text:p text:style-name="P285">min duration</text:p>
          </table:table-cell>
          <table:table-cell table:style-name="Table3.A1" office:value-type="string">
            <text:p text:style-name="P285">1 sec / notes per second, see also note duration</text:p>
          </table:table-cell>
        </table:table-row>
        <table:table-row>
          <table:table-cell table:style-name="Table3.A1" office:value-type="string">
            <text:p text:style-name="P286"><text:span text:style-name="T265">Storage</text:span> array<text:span text:style-name="T265"> (StA)</text:span></text:p>
          </table:table-cell>
          <table:table-cell table:style-name="Table3.A1" office:value-type="string">
            <text:p text:style-name="P286">8 arrays of memory used to store sound data<text:span text:style-name="T268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87">Note len<text:span text:style-name="T270">g</text:span>th<text:span text:style-name="T271">, note duration</text:span></text:p>
          </table:table-cell>
          <table:table-cell table:style-name="Table3.A1" office:value-type="string">
            <text:p text:style-name="P288">default 250 msec. the value can be change by the command<text:span text:style-name="T272">:</text:span> <text:line-break/><text:span text:style-name="T273">notes per_second</text:span><text:span text:style-name="T274"> #</text:span></text:p>
          </table:table-cell>
        </table:table-row>
        <table:table-row table:style-name="Table3.8">
          <table:table-cell table:style-name="Table3.A1" office:value-type="string">
            <text:p text:style-name="P289">note sentence</text:p>
            <text:p text:style-name="P290">sentence length</text:p>
          </table:table-cell>
          <table:table-cell table:style-name="Table3.A1" office:value-type="string">
            <text:p text:style-name="P291">some note words<text:span text:style-name="T275">, see below.</text:span><text:span text:style-name="T276"> with </text:span></text:p>
            <text:p text:style-name="P291"><text:span text:style-name="T276">length</text:span><text:span text:style-name="T277">:</text:span><text:span text:style-name="T276"> words </text:span><text:span text:style-name="T277">*</text:span><text:span text:style-name="T276"> word length</text:span></text:p>
          </table:table-cell>
        </table:table-row>
        <table:table-row table:style-name="Table3.8">
          <table:table-cell table:style-name="Table3.A1" office:value-type="string">
            <text:p text:style-name="P287">Note specifiers</text:p>
          </table:table-cell>
          <table:table-cell table:style-name="Table3.A1" office:value-type="string">
            <text:p text:style-name="P288"><text:s/>|<text:span text:style-name="T278"> </text:span>,<text:span text:style-name="T278"> </text:span>'<text:span text:style-name="T278"> </text:span>-<text:span text:style-name="T278"> </text:span>.<text:span text:style-name="T278"> </text:span><text:s/>see <text:span text:style-name="T279">table notes</text:span></text:p>
          </table:table-cell>
        </table:table-row>
        <table:table-row table:style-name="Table3.8">
          <table:table-cell table:style-name="Table3.A1" office:value-type="string">
            <text:p text:style-name="P292">Note values</text:p>
          </table:table-cell>
          <table:table-cell table:style-name="Table3.A1" office:value-type="string">
            <text:p text:style-name="P293"><text:span text:style-name="T279">see</text:span><text:span text:style-name="T280"> </text:span><text:span text:style-name="T279">table</text:span><text:span text:style-name="T280"> </text:span><text:span text:style-name="T279">notes</text:span></text:p>
          </table:table-cell>
        </table:table-row>
        <table:table-row table:style-name="Table3.8">
          <table:table-cell table:style-name="Table3.A1" office:value-type="string">
            <text:p text:style-name="P294">note word</text:p>
            <text:p text:style-name="P290">word length</text:p>
          </table:table-cell>
          <table:table-cell table:style-name="Table3.A1" office:value-type="string">
            <text:p text:style-name="P295">set of notes matching into a time slice of one second.<text:span text:style-name="T281"> </text:span></text:p>
            <text:p text:style-name="P296">(word length = 1 second)</text:p>
          </table:table-cell>
        </table:table-row>
        <table:table-row table:style-name="Table3.8">
          <table:table-cell table:style-name="Table3.A1" office:value-type="string">
            <text:p text:style-name="P297"><text:span text:style-name="T282">one </text:span>second<text:span text:style-name="T282"> =</text:span></text:p>
          </table:table-cell>
          <table:table-cell table:style-name="Table3.A1" office:value-type="string">
            <text:p text:style-name="P297">sample rate<text:span text:style-name="T283"> (AudioServer)</text:span> / <text:span text:style-name="T284">max </text:span>frames<text:span text:style-name="T283"> (Synthesizer)</text:span> <text:s/>4<text:span text:style-name="T285">80</text:span>00/4<text:span text:style-name="T285">80</text:span>00</text:p>
          </table:table-cell>
        </table:table-row>
        <table:table-row table:style-name="Table3.8">
          <table:table-cell table:style-name="Table3.A1" office:value-type="string">
            <text:p text:style-name="P298">Oscillator<text:span text:style-name="T286">, Osc</text:span></text:p>
          </table:table-cell>
          <table:table-cell table:style-name="Table3.A1" office:value-type="string">
            <text:p text:style-name="P298">Waveform generating unit<text:span text:style-name="T287"> of the synthesizer</text:span><text:span text:style-name="T288"> (main, vco, fmo)</text:span></text:p>
          </table:table-cell>
        </table:table-row>
        <table:table-row table:style-name="Table3.8">
          <table:table-cell table:style-name="Table3.A1" office:value-type="string">
            <text:p text:style-name="P299">Program</text:p>
          </table:table-cell>
          <table:table-cell table:style-name="Table3.A1" office:value-type="string">
            <text:p text:style-name="P299">main.synth and <text:span text:style-name="T289">user defined</text:span> include<text:span text:style-name="T290"> files</text:span></text:p>
          </table:table-cell>
        </table:table-row>
        <table:table-row table:style-name="Table3.8">
          <table:table-cell table:style-name="Table3.A1" office:value-type="string">
            <text:p text:style-name="P300">real time</text:p>
          </table:table-cell>
          <table:table-cell table:style-name="Table3.A1" office:value-type="string">
            <text:p text:style-name="P301">The execution of <text:span text:style-name="T291">a </text:span>command need<text:span text:style-name="T291">s</text:span> to be committed by the synthesizer. The composer shows the time a commit needs<text:span text:style-name="T291"> for a composer command</text:span>.<text:span text:style-name="T291"> I</text:span>f this time &lt;&lt; 1000 ms we assume real time processing.<text:span text:style-name="T292"> </text:span></text:p>
            <text:p text:style-name="P302">The conversion of sound into mp3 files <text:span text:style-name="T278">is not real time </text:span></text:p>
          </table:table-cell>
        </table:table-row>
        <table:table-row table:style-name="Table3.8">
          <table:table-cell table:style-name="Table3.A1" office:value-type="string">
            <text:p text:style-name="P278">VCO</text:p>
          </table:table-cell>
          <table:table-cell table:style-name="Table3.A1" office:value-type="string">
            <text:p text:style-name="P278">Volume Controlling Oscillator<text:span text:style-name="T263"> / connected to Main</text:span></text:p>
          </table:table-cell>
        </table:table-row>
        <text:soft-page-break/>
        <table:table-row table:style-name="Table3.8">
          <table:table-cell table:style-name="Table3.A1" office:value-type="string">
            <text:p text:style-name="P298">Wave form</text:p>
          </table:table-cell>
          <table:table-cell table:style-name="Table3.A1" office:value-type="string">
            <text:p text:style-name="P298"><text:span text:style-name="T52">standard </text:span>shape<text:span text:style-name="T52">s</text:span> of the time resolved amplitude<text:span text:style-name="T52"> (see</text:span><text:span text:style-name="T293"> table</text:span><text:span text:style-name="T52"> </text:span><text:span text:style-name="T52"><text:sequence-ref text:reference-format="caption" text:ref-name="refTable1">Standard Waveforms</text:sequence-ref></text:span><text:span text:style-name="T52"><text:s/></text:span><text:span text:style-name="T294">and wfid's</text:span><text:span text:style-name="T52">)</text:span></text:p>
          </table:table-cell>
        </table:table-row>
      </table:table>
      <text:p text:style-name="P303"/>
      <text:h text:style-name="Heading_20_3" text:outline-level="3"><text:bookmark-start text:name="__RefHeading___Toc4297_4164571008"/>Planning features<text:bookmark-end text:name="__RefHeading___Toc4297_4164571008"/></text:h>
      <text:p text:style-name="P304"><text:s/></text:p>
      <text:p text:style-name="P305">Execution text multi line: Exit with empty line</text:p>
      <text:p text:style-name="P306"><text:span text:style-name="T295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8.4.2$Linux_X86_64 LibreOffice_project/480$Build-2</meta:generator>
    <dc:date>2025-03-08T08:00:27.913073643</dc:date>
    <meta:editing-duration>P12DT12H24M27S</meta:editing-duration>
    <meta:editing-cycles>370</meta:editing-cycles>
    <meta:document-statistic meta:table-count="20" meta:image-count="1" meta:object-count="0" meta:page-count="20" meta:paragraph-count="685" meta:word-count="4202" meta:character-count="24102" meta:non-whitespace-character-count="20481"/>
  </office:meta>
</office:document-meta>
</file>